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8.00pt" fo:font-weight="normal" fo:font-family="'Times New Roman'" style:font-family-asian="'Times New Roman'" style:font-family-complex="'Times New Roman'" fo:background-color="#ffffff" fo:color="#3367d6"/>
    </style:style>
    <style:style style:name="T4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5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6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7" style:family="text">
      <style:text-properties fo:font-size="8.00pt" fo:font-weight="normal" fo:font-family="'Times New Roman'" style:font-family-asian="'Times New Roman'" style:font-family-complex="'Times New Roman'" fo:background-color="#ffffff" fo:color="#3367d6"/>
    </style:style>
    <style:style style:name="T8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9" style:family="text">
      <style:text-properties fo:font-size="8.00pt" fo:font-weight="normal" fo:font-family="'Times New Roman'" style:font-family-asian="'Times New Roman'" style:font-family-complex="'Times New Roman'" fo:background-color="#ffffff" fo:color="#37474f"/>
    </style:style>
    <style:style style:name="T10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11" style:family="text">
      <style:text-properties fo:font-size="8.00pt" fo:font-weight="normal" fo:font-family="'Times New Roman'" style:font-family-asian="'Times New Roman'" style:font-family-complex="'Times New Roman'" fo:background-color="#ffffff" fo:color="#3367d6"/>
    </style:style>
    <style:style style:name="T12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13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14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15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16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17" style:family="text">
      <style:text-properties fo:font-size="8.00pt" fo:font-weight="normal" fo:font-family="'Times New Roman'" style:font-family-asian="'Times New Roman'" style:font-family-complex="'Times New Roman'" fo:background-color="#ffffff" fo:color="#3367d6"/>
    </style:style>
    <style:style style:name="T18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19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20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21" style:family="text">
      <style:text-properties fo:font-size="8.00pt" fo:font-weight="normal" fo:font-family="'Times New Roman'" style:font-family-asian="'Times New Roman'" style:font-family-complex="'Times New Roman'" fo:background-color="#ffffff" fo:color="#3367d6"/>
    </style:style>
    <style:style style:name="T22" style:family="text">
      <style:text-properties fo:font-size="8.00pt" fo:font-weight="normal" fo:font-family="'Times New Roman'" style:font-family-asian="'Times New Roman'" style:font-family-complex="'Times New Roman'" fo:background-color="#ffffff" fo:color="#37474f"/>
    </style:style>
    <style:style style:name="T23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24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25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26" style:family="text">
      <style:text-properties fo:font-size="8.00pt" fo:font-weight="normal" fo:font-family="'Times New Roman'" style:font-family-asian="'Times New Roman'" style:font-family-complex="'Times New Roman'" fo:background-color="#ffffff" fo:color="#37474f"/>
    </style:style>
    <style:style style:name="T27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28" style:family="text">
      <style:text-properties fo:font-size="8.00pt" fo:font-weight="normal" fo:font-family="'Times New Roman'" style:font-family-asian="'Times New Roman'" style:font-family-complex="'Times New Roman'" fo:background-color="#ffffff" fo:color="#3367d6"/>
    </style:style>
    <style:style style:name="T29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30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31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32" style:family="text">
      <style:text-properties fo:font-size="8.00pt" fo:font-weight="normal" fo:font-family="'Times New Roman'" style:font-family-asian="'Times New Roman'" style:font-family-complex="'Times New Roman'" fo:background-color="#ffffff" fo:color="#3367d6"/>
    </style:style>
    <style:style style:name="T33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34" style:family="text">
      <style:text-properties fo:font-size="8.00pt" fo:font-weight="normal" fo:font-family="'Times New Roman'" style:font-family-asian="'Times New Roman'" style:font-family-complex="'Times New Roman'" fo:background-color="#ffffff" fo:color="#0d904f"/>
    </style:style>
    <style:style style:name="T35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36" style:family="text">
      <style:text-properties fo:font-size="8.00pt" fo:font-weight="normal" fo:font-family="'Times New Roman'" style:font-family-asian="'Times New Roman'" style:font-family-complex="'Times New Roman'" fo:background-color="#ffffff" fo:color="#3367d6"/>
    </style:style>
    <style:style style:name="T37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38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39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40" style:family="text">
      <style:text-properties fo:font-size="8.00pt" fo:font-weight="normal" fo:font-family="'Times New Roman'" style:font-family-asian="'Times New Roman'" style:font-family-complex="'Times New Roman'" fo:background-color="#ffffff" fo:color="#3367d6"/>
    </style:style>
    <style:style style:name="T41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42" style:family="text">
      <style:text-properties fo:font-size="8.00pt" fo:font-weight="normal" fo:font-family="'Times New Roman'" style:font-family-asian="'Times New Roman'" style:font-family-complex="'Times New Roman'" fo:background-color="#ffffff" fo:color="#0d904f"/>
    </style:style>
    <style:style style:name="T43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44" style:family="text">
      <style:text-properties fo:font-size="8.00pt" fo:font-weight="normal" fo:font-family="'Times New Roman'" style:font-family-asian="'Times New Roman'" style:font-family-complex="'Times New Roman'" fo:background-color="#ffffff" fo:color="#3367d6"/>
    </style:style>
    <style:style style:name="T45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46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47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48" style:family="text">
      <style:text-properties fo:font-size="8.00pt" fo:font-weight="normal" fo:font-family="'Times New Roman'" style:font-family-asian="'Times New Roman'" style:font-family-complex="'Times New Roman'" fo:background-color="#ffffff" fo:color="#3367d6"/>
    </style:style>
    <style:style style:name="T49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50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51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52" style:family="text">
      <style:text-properties fo:font-size="8.00pt" fo:font-weight="normal" fo:font-family="'Times New Roman'" style:font-family-asian="'Times New Roman'" style:font-family-complex="'Times New Roman'" fo:background-color="#ffffff" fo:color="#800000"/>
    </style:style>
    <style:style style:name="T53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54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55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56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57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58" style:family="text">
      <style:text-properties fo:font-size="8.00pt" fo:font-weight="normal" fo:font-family="'Times New Roman'" style:font-family-asian="'Times New Roman'" style:font-family-complex="'Times New Roman'" fo:background-color="#ffffff" fo:color="#3367d6"/>
    </style:style>
    <style:style style:name="T59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60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61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62" style:family="text">
      <style:text-properties fo:font-size="8.00pt" fo:font-weight="normal" fo:font-family="'Times New Roman'" style:font-family-asian="'Times New Roman'" style:font-family-complex="'Times New Roman'" fo:background-color="#ffffff" fo:color="#800000"/>
    </style:style>
    <style:style style:name="T63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64" style:family="text">
      <style:text-properties fo:font-size="8.00pt" fo:font-weight="normal" fo:font-family="'Times New Roman'" style:font-family-asian="'Times New Roman'" style:font-family-complex="'Times New Roman'" fo:background-color="#ffffff" fo:color="#37474f"/>
    </style:style>
    <style:style style:name="T65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66" style:family="text">
      <style:text-properties fo:font-size="8.00pt" fo:font-weight="normal" fo:font-family="'Times New Roman'" style:font-family-asian="'Times New Roman'" style:font-family-complex="'Times New Roman'" fo:background-color="#ffffff" fo:color="#0d904f"/>
    </style:style>
    <style:style style:name="T67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68" style:family="text">
      <style:text-properties fo:font-size="8.00pt" fo:font-weight="normal" fo:font-family="'Times New Roman'" style:font-family-asian="'Times New Roman'" style:font-family-complex="'Times New Roman'" fo:background-color="#ffffff" fo:color="#3367d6"/>
    </style:style>
    <style:style style:name="T69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70" style:family="text">
      <style:text-properties fo:font-size="8.00pt" fo:font-weight="normal" fo:font-family="'Times New Roman'" style:font-family-asian="'Times New Roman'" style:font-family-complex="'Times New Roman'" fo:background-color="#ffffff" fo:color="#3367d6"/>
    </style:style>
    <style:style style:name="T71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72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73" style:family="text">
      <style:text-properties fo:font-size="8.00pt" fo:font-weight="normal" fo:font-family="'Times New Roman'" style:font-family-asian="'Times New Roman'" style:font-family-complex="'Times New Roman'" fo:background-color="#ffffff" fo:color="#37474f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8.00pt" fo:font-weight="normal" fo:font-family="'Times New Roman'" style:font-family-asian="'Times New Roman'" style:font-family-complex="'Times New Roman'" fo:background-color="#ffffff" fo:color="#3367d6"/>
    </style:style>
    <style:style style:name="T76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77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78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79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80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81" style:family="text">
      <style:text-properties fo:font-size="8.00pt" fo:font-weight="normal" fo:font-family="'Times New Roman'" style:font-family-asian="'Times New Roman'" style:font-family-complex="'Times New Roman'" fo:background-color="#ffffff" fo:color="#3367d6"/>
    </style:style>
    <style:style style:name="T82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83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84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85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86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87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88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89" style:family="text">
      <style:text-properties fo:font-size="8.00pt" fo:font-weight="normal" fo:font-family="'Times New Roman'" style:font-family-asian="'Times New Roman'" style:font-family-complex="'Times New Roman'" fo:background-color="#ffffff" fo:color="#3367d6"/>
    </style:style>
    <style:style style:name="T90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91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92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93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94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95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96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97" style:family="text">
      <style:text-properties fo:font-size="8.00pt" fo:font-weight="normal" fo:font-family="'Times New Roman'" style:font-family-asian="'Times New Roman'" style:font-family-complex="'Times New Roman'" fo:background-color="#ffffff" fo:color="#3367d6"/>
    </style:style>
    <style:style style:name="T98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99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100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101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102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103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104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105" style:family="text">
      <style:text-properties fo:font-size="8.00pt" fo:font-weight="normal" fo:font-family="'Times New Roman'" style:font-family-asian="'Times New Roman'" style:font-family-complex="'Times New Roman'" fo:background-color="#ffffff" fo:color="#3367d6"/>
    </style:style>
    <style:style style:name="T106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107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108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109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110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111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112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113" style:family="text">
      <style:text-properties fo:font-size="8.00pt" fo:font-weight="normal" fo:font-family="'Times New Roman'" style:font-family-asian="'Times New Roman'" style:font-family-complex="'Times New Roman'" fo:background-color="#ffffff" fo:color="#3367d6"/>
    </style:style>
    <style:style style:name="T114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115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116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117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118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119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120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121" style:family="text">
      <style:text-properties fo:font-size="8.00pt" fo:font-weight="normal" fo:font-family="'Times New Roman'" style:font-family-asian="'Times New Roman'" style:font-family-complex="'Times New Roman'" fo:background-color="#ffffff" fo:color="#3367d6"/>
    </style:style>
    <style:style style:name="T122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123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124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125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126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127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128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129" style:family="text">
      <style:text-properties fo:font-size="8.00pt" fo:font-weight="normal" fo:font-family="'Times New Roman'" style:font-family-asian="'Times New Roman'" style:font-family-complex="'Times New Roman'" fo:background-color="#ffffff" fo:color="#3367d6"/>
    </style:style>
    <style:style style:name="T130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131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132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133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134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135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136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137" style:family="text">
      <style:text-properties fo:font-size="8.00pt" fo:font-weight="normal" fo:font-family="'Times New Roman'" style:font-family-asian="'Times New Roman'" style:font-family-complex="'Times New Roman'" fo:background-color="#ffffff" fo:color="#3367d6"/>
    </style:style>
    <style:style style:name="T138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139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140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141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142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143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144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145" style:family="text">
      <style:text-properties fo:font-size="8.00pt" fo:font-weight="normal" fo:font-family="'Times New Roman'" style:font-family-asian="'Times New Roman'" style:font-family-complex="'Times New Roman'" fo:background-color="#ffffff" fo:color="#3367d6"/>
    </style:style>
    <style:style style:name="T146" style:family="text">
      <style:text-properties fo:font-size="8.00pt" fo:font-weight="normal" fo:font-family="'Times New Roman'" style:font-family-asian="'Times New Roman'" style:font-family-complex="'Times New Roman'" fo:background-color="#ffffff" fo:color="#37474f"/>
    </style:style>
    <style:style style:name="T147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148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149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150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151" style:family="text">
      <style:text-properties fo:font-size="8.00pt" fo:font-weight="normal" fo:font-family="'Times New Roman'" style:font-family-asian="'Times New Roman'" style:font-family-complex="'Times New Roman'" fo:background-color="#ffffff" fo:color="#37474f"/>
    </style:style>
    <style:style style:name="T152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153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154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155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156" style:family="text">
      <style:text-properties fo:font-size="8.00pt" fo:font-weight="normal" fo:font-family="'Times New Roman'" style:font-family-asian="'Times New Roman'" style:font-family-complex="'Times New Roman'" fo:background-color="#ffffff" fo:color="#37474f"/>
    </style:style>
    <style:style style:name="T157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158" style:family="text">
      <style:text-properties fo:font-size="8.00pt" fo:font-weight="normal" fo:font-family="'Times New Roman'" style:font-family-asian="'Times New Roman'" style:font-family-complex="'Times New Roman'" fo:background-color="#ffffff" fo:color="#3367d6"/>
    </style:style>
    <style:style style:name="T159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160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161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162" style:family="text">
      <style:text-properties fo:font-size="8.00pt" fo:font-weight="normal" fo:font-family="'Times New Roman'" style:font-family-asian="'Times New Roman'" style:font-family-complex="'Times New Roman'" fo:background-color="#ffffff" fo:color="#3367d6"/>
    </style:style>
    <style:style style:name="T163" style:family="text">
      <style:text-properties fo:font-size="8.00pt" fo:font-weight="normal" fo:font-family="'Times New Roman'" style:font-family-asian="'Times New Roman'" style:font-family-complex="'Times New Roman'" fo:background-color="#ffffff" fo:color="#37474f"/>
    </style:style>
    <style:style style:name="T164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165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166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167" style:family="text">
      <style:text-properties fo:font-size="8.00pt" fo:font-weight="normal" fo:font-family="'Times New Roman'" style:font-family-asian="'Times New Roman'" style:font-family-complex="'Times New Roman'" fo:background-color="#ffffff" fo:color="#37474f"/>
    </style:style>
    <style:style style:name="T168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169" style:family="text">
      <style:text-properties fo:font-size="8.00pt" fo:font-weight="normal" fo:font-family="'Times New Roman'" style:font-family-asian="'Times New Roman'" style:font-family-complex="'Times New Roman'" fo:background-color="#ffffff" fo:color="#3367d6"/>
    </style:style>
    <style:style style:name="T170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171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172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173" style:family="text">
      <style:text-properties fo:font-size="8.00pt" fo:font-weight="normal" fo:font-family="'Times New Roman'" style:font-family-asian="'Times New Roman'" style:font-family-complex="'Times New Roman'" fo:background-color="#ffffff" fo:color="#3367d6"/>
    </style:style>
    <style:style style:name="T174" style:family="text">
      <style:text-properties fo:font-size="8.00pt" fo:font-weight="normal" fo:font-family="'Times New Roman'" style:font-family-asian="'Times New Roman'" style:font-family-complex="'Times New Roman'" fo:background-color="#ffffff" fo:color="#37474f"/>
    </style:style>
    <style:style style:name="T175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176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177" style:family="text">
      <style:text-properties fo:font-size="8.00pt" fo:font-weight="normal" fo:font-family="'Times New Roman'" style:font-family-asian="'Times New Roman'" style:font-family-complex="'Times New Roman'" fo:background-color="#ffffff" fo:color="#800000"/>
    </style:style>
    <style:style style:name="T178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179" style:family="text">
      <style:text-properties fo:font-size="8.00pt" fo:font-weight="normal" fo:font-family="'Times New Roman'" style:font-family-asian="'Times New Roman'" style:font-family-complex="'Times New Roman'" fo:background-color="#ffffff" fo:color="#0d904f"/>
    </style:style>
    <style:style style:name="T180" style:family="text">
      <style:text-properties fo:font-size="8.00pt" fo:font-weight="normal" fo:font-family="'Times New Roman'" style:font-family-asian="'Times New Roman'" style:font-family-complex="'Times New Roman'" fo:background-color="#ffffff" fo:color="#37474f"/>
    </style:style>
    <style:style style:name="T181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182" style:family="text">
      <style:text-properties fo:font-size="8.00pt" fo:font-weight="normal" fo:font-family="'Times New Roman'" style:font-family-asian="'Times New Roman'" style:font-family-complex="'Times New Roman'" fo:background-color="#ffffff" fo:color="#37474f"/>
    </style:style>
    <style:style style:name="T183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184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185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186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187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188" style:family="text">
      <style:text-properties fo:font-size="8.00pt" fo:font-weight="normal" fo:font-family="'Times New Roman'" style:font-family-asian="'Times New Roman'" style:font-family-complex="'Times New Roman'" fo:background-color="#ffffff" fo:color="#3367d6"/>
    </style:style>
    <style:style style:name="T189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190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191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192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193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194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195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196" style:family="text">
      <style:text-properties fo:font-size="8.00pt" fo:font-weight="normal" fo:font-family="'Times New Roman'" style:font-family-asian="'Times New Roman'" style:font-family-complex="'Times New Roman'" fo:background-color="#ffffff" fo:color="#3367d6"/>
    </style:style>
    <style:style style:name="T197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198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199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200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201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202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203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204" style:family="text">
      <style:text-properties fo:font-size="8.00pt" fo:font-weight="normal" fo:font-family="'Times New Roman'" style:font-family-asian="'Times New Roman'" style:font-family-complex="'Times New Roman'" fo:background-color="#ffffff" fo:color="#3367d6"/>
    </style:style>
    <style:style style:name="T205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206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207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208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209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210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211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212" style:family="text">
      <style:text-properties fo:font-size="8.00pt" fo:font-weight="normal" fo:font-family="'Times New Roman'" style:font-family-asian="'Times New Roman'" style:font-family-complex="'Times New Roman'" fo:background-color="#ffffff" fo:color="#3367d6"/>
    </style:style>
    <style:style style:name="T213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214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215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216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217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218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219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220" style:family="text">
      <style:text-properties fo:font-size="8.00pt" fo:font-weight="normal" fo:font-family="'Times New Roman'" style:font-family-asian="'Times New Roman'" style:font-family-complex="'Times New Roman'" fo:background-color="#ffffff" fo:color="#3367d6"/>
    </style:style>
    <style:style style:name="T221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222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223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224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225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226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227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228" style:family="text">
      <style:text-properties fo:font-size="8.00pt" fo:font-weight="normal" fo:font-family="'Times New Roman'" style:font-family-asian="'Times New Roman'" style:font-family-complex="'Times New Roman'" fo:background-color="#ffffff" fo:color="#3367d6"/>
    </style:style>
    <style:style style:name="T229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230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231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232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233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234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235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236" style:family="text">
      <style:text-properties fo:font-size="8.00pt" fo:font-weight="normal" fo:font-family="'Times New Roman'" style:font-family-asian="'Times New Roman'" style:font-family-complex="'Times New Roman'" fo:background-color="#ffffff" fo:color="#3367d6"/>
    </style:style>
    <style:style style:name="T237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238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239" style:family="text">
      <style:text-properties fo:font-size="8.00pt" fo:font-weight="normal" fo:font-family="'Times New Roman'" style:font-family-asian="'Times New Roman'" style:font-family-complex="'Times New Roman'" fo:background-color="#ffffff" fo:color="#3367d6"/>
    </style:style>
    <style:style style:name="T240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241" style:family="text">
      <style:text-properties fo:font-size="8.00pt" fo:font-weight="normal" fo:font-family="'Times New Roman'" style:font-family-asian="'Times New Roman'" style:font-family-complex="'Times New Roman'" fo:background-color="#ffffff" fo:color="#0d904f"/>
    </style:style>
    <style:style style:name="T242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243" style:family="text">
      <style:text-properties fo:font-size="8.00pt" fo:font-weight="normal" fo:font-family="'Times New Roman'" style:font-family-asian="'Times New Roman'" style:font-family-complex="'Times New Roman'" fo:background-color="#ffffff" fo:color="#3367d6"/>
    </style:style>
    <style:style style:name="T244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245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246" style:family="text">
      <style:text-properties fo:font-size="8.00pt" fo:font-weight="normal" fo:font-family="'Times New Roman'" style:font-family-asian="'Times New Roman'" style:font-family-complex="'Times New Roman'" fo:background-color="#ffffff" fo:color="#3367d6"/>
    </style:style>
    <style:style style:name="T247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248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249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250" style:family="text">
      <style:text-properties fo:font-size="8.00pt" fo:font-weight="normal" fo:font-family="'Times New Roman'" style:font-family-asian="'Times New Roman'" style:font-family-complex="'Times New Roman'" fo:background-color="#ffffff" fo:color="#3367d6"/>
    </style:style>
    <style:style style:name="T251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252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253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254" style:family="text">
      <style:text-properties fo:font-size="8.00pt" fo:font-weight="normal" fo:font-family="'Times New Roman'" style:font-family-asian="'Times New Roman'" style:font-family-complex="'Times New Roman'" fo:background-color="#ffffff" fo:color="#3367d6"/>
    </style:style>
    <style:style style:name="T255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256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257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258" style:family="text">
      <style:text-properties fo:font-size="8.00pt" fo:font-weight="normal" fo:font-family="'Times New Roman'" style:font-family-asian="'Times New Roman'" style:font-family-complex="'Times New Roman'" fo:background-color="#ffffff" fo:color="#800000"/>
    </style:style>
    <style:style style:name="T259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260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261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262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263" style:family="text">
      <style:text-properties fo:font-size="8.00pt" fo:font-weight="normal" fo:font-family="'Times New Roman'" style:font-family-asian="'Times New Roman'" style:font-family-complex="'Times New Roman'" fo:background-color="#ffffff" fo:color="#3367d6"/>
    </style:style>
    <style:style style:name="T264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265" style:family="text">
      <style:text-properties fo:font-size="8.00pt" fo:font-weight="normal" fo:font-family="'Times New Roman'" style:font-family-asian="'Times New Roman'" style:font-family-complex="'Times New Roman'" fo:background-color="#ffffff" fo:color="#0d904f"/>
    </style:style>
    <style:style style:name="T266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267" style:family="text">
      <style:text-properties fo:font-size="8.00pt" fo:font-weight="normal" fo:font-family="'Times New Roman'" style:font-family-asian="'Times New Roman'" style:font-family-complex="'Times New Roman'" fo:background-color="#ffffff" fo:color="#3367d6"/>
    </style:style>
    <style:style style:name="T268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269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270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271" style:family="text">
      <style:text-properties fo:font-size="8.00pt" fo:font-weight="normal" fo:font-family="'Times New Roman'" style:font-family-asian="'Times New Roman'" style:font-family-complex="'Times New Roman'" fo:background-color="#ffffff" fo:color="#3367d6"/>
    </style:style>
    <style:style style:name="T272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273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274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275" style:family="text">
      <style:text-properties fo:font-size="8.00pt" fo:font-weight="normal" fo:font-family="'Times New Roman'" style:font-family-asian="'Times New Roman'" style:font-family-complex="'Times New Roman'" fo:background-color="#ffffff" fo:color="#800000"/>
    </style:style>
    <style:style style:name="T276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277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278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279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280" style:family="text">
      <style:text-properties fo:font-size="8.00pt" fo:font-weight="normal" fo:font-family="'Times New Roman'" style:font-family-asian="'Times New Roman'" style:font-family-complex="'Times New Roman'" fo:background-color="#ffffff" fo:color="#3367d6"/>
    </style:style>
    <style:style style:name="T281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282" style:family="text">
      <style:text-properties fo:font-size="8.00pt" fo:font-weight="normal" fo:font-family="'Times New Roman'" style:font-family-asian="'Times New Roman'" style:font-family-complex="'Times New Roman'" fo:background-color="#ffffff" fo:color="#0d904f"/>
    </style:style>
    <style:style style:name="T283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284" style:family="text">
      <style:text-properties fo:font-size="8.00pt" fo:font-weight="normal" fo:font-family="'Times New Roman'" style:font-family-asian="'Times New Roman'" style:font-family-complex="'Times New Roman'" fo:background-color="#ffffff" fo:color="#3367d6"/>
    </style:style>
    <style:style style:name="T285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286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287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288" style:family="text">
      <style:text-properties fo:font-size="8.00pt" fo:font-weight="normal" fo:font-family="'Times New Roman'" style:font-family-asian="'Times New Roman'" style:font-family-complex="'Times New Roman'" fo:background-color="#ffffff" fo:color="#3367d6"/>
    </style:style>
    <style:style style:name="T289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290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291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292" style:family="text">
      <style:text-properties fo:font-size="8.00pt" fo:font-weight="normal" fo:font-family="'Times New Roman'" style:font-family-asian="'Times New Roman'" style:font-family-complex="'Times New Roman'" fo:background-color="#ffffff" fo:color="#800000"/>
    </style:style>
    <style:style style:name="T293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294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295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296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297" style:family="text">
      <style:text-properties fo:font-size="8.00pt" fo:font-weight="normal" fo:font-family="'Times New Roman'" style:font-family-asian="'Times New Roman'" style:font-family-complex="'Times New Roman'" fo:background-color="#ffffff" fo:color="#3367d6"/>
    </style:style>
    <style:style style:name="T298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299" style:family="text">
      <style:text-properties fo:font-size="8.00pt" fo:font-weight="normal" fo:font-family="'Times New Roman'" style:font-family-asian="'Times New Roman'" style:font-family-complex="'Times New Roman'" fo:background-color="#ffffff" fo:color="#0d904f"/>
    </style:style>
    <style:style style:name="T300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301" style:family="text">
      <style:text-properties fo:font-size="8.00pt" fo:font-weight="normal" fo:font-family="'Times New Roman'" style:font-family-asian="'Times New Roman'" style:font-family-complex="'Times New Roman'" fo:background-color="#ffffff" fo:color="#3367d6"/>
    </style:style>
    <style:style style:name="T302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303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304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305" style:family="text">
      <style:text-properties fo:font-size="8.00pt" fo:font-weight="normal" fo:font-family="'Times New Roman'" style:font-family-asian="'Times New Roman'" style:font-family-complex="'Times New Roman'" fo:background-color="#ffffff" fo:color="#3367d6"/>
    </style:style>
    <style:style style:name="T306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307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308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309" style:family="text">
      <style:text-properties fo:font-size="8.00pt" fo:font-weight="normal" fo:font-family="'Times New Roman'" style:font-family-asian="'Times New Roman'" style:font-family-complex="'Times New Roman'" fo:background-color="#ffffff" fo:color="#800000"/>
    </style:style>
    <style:style style:name="T310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311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312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313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314" style:family="text">
      <style:text-properties fo:font-size="8.00pt" fo:font-weight="normal" fo:font-family="'Times New Roman'" style:font-family-asian="'Times New Roman'" style:font-family-complex="'Times New Roman'" fo:background-color="#ffffff" fo:color="#3367d6"/>
    </style:style>
    <style:style style:name="T315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316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317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318" style:family="text">
      <style:text-properties fo:font-size="8.00pt" fo:font-weight="normal" fo:font-family="'Times New Roman'" style:font-family-asian="'Times New Roman'" style:font-family-complex="'Times New Roman'" fo:background-color="#ffffff" fo:color="#800000"/>
    </style:style>
    <style:style style:name="T319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320" style:family="text">
      <style:text-properties fo:font-size="8.00pt" fo:font-weight="normal" fo:font-family="'Times New Roman'" style:font-family-asian="'Times New Roman'" style:font-family-complex="'Times New Roman'" fo:background-color="#ffffff" fo:color="#37474f"/>
    </style:style>
    <style:style style:name="T321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322" style:family="text">
      <style:text-properties fo:font-size="8.00pt" fo:font-weight="normal" fo:font-family="'Times New Roman'" style:font-family-asian="'Times New Roman'" style:font-family-complex="'Times New Roman'" fo:background-color="#ffffff" fo:color="#0d904f"/>
    </style:style>
    <style:style style:name="T323" style:family="text">
      <style:text-properties fo:font-size="8.00pt" fo:font-weight="normal" fo:font-family="'Times New Roman'" style:font-family-asian="'Times New Roman'" style:font-family-complex="'Times New Roman'" fo:background-color="#ffffff" fo:color="#3367d6"/>
    </style:style>
    <style:style style:name="T324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325" style:family="text">
      <style:text-properties fo:font-size="8.00pt" fo:font-weight="normal" fo:font-family="'Times New Roman'" style:font-family-asian="'Times New Roman'" style:font-family-complex="'Times New Roman'" fo:background-color="#ffffff" fo:color="#3367d6"/>
    </style:style>
    <style:style style:name="T326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327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328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329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330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331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332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333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334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335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336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337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338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339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340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341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342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343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344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345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346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347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348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349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350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351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352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353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354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355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356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3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8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3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0" style:family="text">
      <style:text-properties fo:font-size="8.00pt" fo:font-weight="normal" fo:font-family="'Times New Roman'" style:font-family-asian="'Times New Roman'" style:font-family-complex="'Times New Roman'" fo:background-color="#ffffff" fo:color="#3367d6"/>
    </style:style>
    <style:style style:name="T361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362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363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364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365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366" style:family="text">
      <style:text-properties fo:font-size="8.00pt" fo:font-weight="normal" fo:font-family="'Times New Roman'" style:font-family-asian="'Times New Roman'" style:font-family-complex="'Times New Roman'" fo:background-color="#ffffff" fo:color="#3367d6"/>
    </style:style>
    <style:style style:name="T367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368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369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370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371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372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373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374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375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376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377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378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379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380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381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382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383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384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385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386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387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388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389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390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391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392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393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394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395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396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397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398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399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400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401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402" style:family="text">
      <style:text-properties fo:font-size="8.00pt" fo:font-weight="normal" fo:font-family="'Times New Roman'" style:font-family-asian="'Times New Roman'" style:font-family-complex="'Times New Roman'" fo:background-color="#ffffff" fo:color="#3367d6"/>
    </style:style>
    <style:style style:name="T403" style:family="text">
      <style:text-properties fo:font-size="8.00pt" fo:font-weight="normal" fo:font-family="'Times New Roman'" style:font-family-asian="'Times New Roman'" style:font-family-complex="'Times New Roman'" fo:background-color="#ffffff" fo:color="#37474f"/>
    </style:style>
    <style:style style:name="T404" style:family="text">
      <style:text-properties fo:font-size="8.00pt" fo:font-weight="normal" fo:font-family="'Times New Roman'" style:font-family-asian="'Times New Roman'" style:font-family-complex="'Times New Roman'" fo:background-color="#ffffff" fo:color="#3367d6"/>
    </style:style>
    <style:style style:name="T405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406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407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408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409" style:family="text">
      <style:text-properties fo:font-size="8.00pt" fo:font-weight="normal" fo:font-family="'Times New Roman'" style:font-family-asian="'Times New Roman'" style:font-family-complex="'Times New Roman'" fo:background-color="#ffffff" fo:color="#37474f"/>
    </style:style>
    <style:style style:name="T410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411" style:family="text">
      <style:text-properties fo:font-size="8.00pt" fo:font-weight="normal" fo:font-family="'Times New Roman'" style:font-family-asian="'Times New Roman'" style:font-family-complex="'Times New Roman'" fo:background-color="#ffffff" fo:color="#3367d6"/>
    </style:style>
    <style:style style:name="T412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413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414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415" style:family="text">
      <style:text-properties fo:font-size="8.00pt" fo:font-weight="normal" fo:font-family="'Times New Roman'" style:font-family-asian="'Times New Roman'" style:font-family-complex="'Times New Roman'" fo:background-color="#ffffff" fo:color="#3367d6"/>
    </style:style>
    <style:style style:name="T416" style:family="text">
      <style:text-properties fo:font-size="8.00pt" fo:font-weight="normal" fo:font-family="'Times New Roman'" style:font-family-asian="'Times New Roman'" style:font-family-complex="'Times New Roman'" fo:background-color="#ffffff" fo:color="#37474f"/>
    </style:style>
    <style:style style:name="T417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418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419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420" style:family="text">
      <style:text-properties fo:font-size="8.00pt" fo:font-weight="normal" fo:font-family="'Times New Roman'" style:font-family-asian="'Times New Roman'" style:font-family-complex="'Times New Roman'" fo:background-color="#ffffff" fo:color="#37474f"/>
    </style:style>
    <style:style style:name="T421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422" style:family="text">
      <style:text-properties fo:font-size="8.00pt" fo:font-weight="normal" fo:font-family="'Times New Roman'" style:font-family-asian="'Times New Roman'" style:font-family-complex="'Times New Roman'" fo:background-color="#ffffff" fo:color="#3367d6"/>
    </style:style>
    <style:style style:name="T423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424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425" style:family="text">
      <style:text-properties fo:font-size="8.00pt" fo:font-weight="normal" fo:font-family="'Times New Roman'" style:font-family-asian="'Times New Roman'" style:font-family-complex="'Times New Roman'" fo:background-color="#ffffff" fo:color="#3367d6"/>
    </style:style>
    <style:style style:name="T426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427" style:family="text">
      <style:text-properties fo:font-size="8.00pt" fo:font-weight="normal" fo:font-family="'Times New Roman'" style:font-family-asian="'Times New Roman'" style:font-family-complex="'Times New Roman'" fo:background-color="#ffffff" fo:color="#0d904f"/>
    </style:style>
    <style:style style:name="T428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429" style:family="text">
      <style:text-properties fo:font-size="8.00pt" fo:font-weight="normal" fo:font-family="'Times New Roman'" style:font-family-asian="'Times New Roman'" style:font-family-complex="'Times New Roman'" fo:background-color="#ffffff" fo:color="#3367d6"/>
    </style:style>
    <style:style style:name="T430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431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432" style:family="text">
      <style:text-properties fo:font-size="8.00pt" fo:font-weight="normal" fo:font-family="'Times New Roman'" style:font-family-asian="'Times New Roman'" style:font-family-complex="'Times New Roman'" fo:background-color="#ffffff" fo:color="#3367d6"/>
    </style:style>
    <style:style style:name="T433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434" style:family="text">
      <style:text-properties fo:font-size="8.00pt" fo:font-weight="normal" fo:font-family="'Times New Roman'" style:font-family-asian="'Times New Roman'" style:font-family-complex="'Times New Roman'" fo:background-color="#ffffff" fo:color="#3367d6"/>
    </style:style>
    <style:style style:name="T435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436" style:family="text">
      <style:text-properties fo:font-size="8.00pt" fo:font-weight="normal" fo:font-family="'Times New Roman'" style:font-family-asian="'Times New Roman'" style:font-family-complex="'Times New Roman'" fo:background-color="#ffffff" fo:color="#0d904f"/>
    </style:style>
    <style:style style:name="T437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438" style:family="text">
      <style:text-properties fo:font-size="8.00pt" fo:font-weight="normal" fo:font-family="'Times New Roman'" style:font-family-asian="'Times New Roman'" style:font-family-complex="'Times New Roman'" fo:background-color="#ffffff" fo:color="#3367d6"/>
    </style:style>
    <style:style style:name="T439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440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441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442" style:family="text">
      <style:text-properties fo:font-size="8.00pt" fo:font-weight="normal" fo:font-family="'Times New Roman'" style:font-family-asian="'Times New Roman'" style:font-family-complex="'Times New Roman'" fo:background-color="#ffffff" fo:color="#3367d6"/>
    </style:style>
    <style:style style:name="T443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444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445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446" style:family="text">
      <style:text-properties fo:font-size="8.00pt" fo:font-weight="normal" fo:font-family="'Times New Roman'" style:font-family-asian="'Times New Roman'" style:font-family-complex="'Times New Roman'" fo:background-color="#ffffff" fo:color="#800000"/>
    </style:style>
    <style:style style:name="T447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448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449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450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451" style:family="text">
      <style:text-properties fo:font-size="8.00pt" fo:font-weight="normal" fo:font-family="'Times New Roman'" style:font-family-asian="'Times New Roman'" style:font-family-complex="'Times New Roman'" fo:background-color="#ffffff" fo:color="#3367d6"/>
    </style:style>
    <style:style style:name="T452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453" style:family="text">
      <style:text-properties fo:font-size="8.00pt" fo:font-weight="normal" fo:font-family="'Times New Roman'" style:font-family-asian="'Times New Roman'" style:font-family-complex="'Times New Roman'" fo:background-color="#ffffff" fo:color="#3367d6"/>
    </style:style>
    <style:style style:name="T454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455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456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457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458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459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460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461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462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463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464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465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466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467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468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469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470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471" style:family="text">
      <style:text-properties fo:font-size="8.00pt" fo:font-weight="normal" fo:font-family="'Times New Roman'" style:font-family-asian="'Times New Roman'" style:font-family-complex="'Times New Roman'" fo:background-color="#ffffff" fo:color="#000000"/>
    </style:style>
    <style:style style:name="T472" style:family="text">
      <style:text-properties fo:font-size="8.00pt" fo:font-weight="normal" fo:font-family="'Times New Roman'" style:font-family-asian="'Times New Roman'" style:font-family-complex="'Times New Roman'" fo:background-color="#ffffff" fo:color="#3a474e"/>
    </style:style>
    <style:style style:name="T4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4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4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6" style:family="text">
      <style:text-properties fo:font-size="9.00pt" fo:font-weight="normal" fo:font-family="'Times New Roman'" style:font-family-asian="'Times New Roman'" style:font-family-complex="'Times New Roman'" fo:background-color="#ffffff" fo:color="#3367d6"/>
    </style:style>
    <style:style style:name="T477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478" style:family="text">
      <style:text-properties fo:font-size="12.00pt" fo:font-weight="normal" fo:font-family="'Times New Roman'" style:font-family-asian="'Times New Roman'" style:font-family-complex="'Times New Roman'" fo:background-color="#ffffff" fo:color="#3a474e"/>
    </style:style>
    <style:style style:name="T479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480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481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482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483" style:family="text">
      <style:text-properties fo:font-size="9.00pt" fo:font-weight="normal" fo:font-family="'Times New Roman'" style:font-family-asian="'Times New Roman'" style:font-family-complex="'Times New Roman'" fo:background-color="#ffffff" fo:color="#3367d6"/>
    </style:style>
    <style:style style:name="T484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485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486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487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488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489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490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491" style:family="text">
      <style:text-properties fo:font-size="9.00pt" fo:font-weight="normal" fo:font-family="'Times New Roman'" style:font-family-asian="'Times New Roman'" style:font-family-complex="'Times New Roman'" fo:background-color="#ffffff" fo:color="#3367d6"/>
    </style:style>
    <style:style style:name="T492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493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494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495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496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497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498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499" style:family="text">
      <style:text-properties fo:font-size="9.00pt" fo:font-weight="normal" fo:font-family="'Times New Roman'" style:font-family-asian="'Times New Roman'" style:font-family-complex="'Times New Roman'" fo:background-color="#ffffff" fo:color="#3367d6"/>
    </style:style>
    <style:style style:name="T500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501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502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503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504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505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506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507" style:family="text">
      <style:text-properties fo:font-size="9.00pt" fo:font-weight="normal" fo:font-family="'Times New Roman'" style:font-family-asian="'Times New Roman'" style:font-family-complex="'Times New Roman'" fo:background-color="#ffffff" fo:color="#3367d6"/>
    </style:style>
    <style:style style:name="T508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509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510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511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512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513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514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515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516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517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518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519" style:family="text">
      <style:text-properties fo:font-size="9.00pt" fo:font-weight="normal" fo:font-family="'Times New Roman'" style:font-family-asian="'Times New Roman'" style:font-family-complex="'Times New Roman'" fo:background-color="#ffffff" fo:color="#3367d6"/>
    </style:style>
    <style:style style:name="T520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521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522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523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524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525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526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527" style:family="text">
      <style:text-properties fo:font-size="9.00pt" fo:font-weight="normal" fo:font-family="'Times New Roman'" style:font-family-asian="'Times New Roman'" style:font-family-complex="'Times New Roman'" fo:background-color="#ffffff" fo:color="#3367d6"/>
    </style:style>
    <style:style style:name="T528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529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530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531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532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533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534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535" style:family="text">
      <style:text-properties fo:font-size="9.00pt" fo:font-weight="normal" fo:font-family="'Times New Roman'" style:font-family-asian="'Times New Roman'" style:font-family-complex="'Times New Roman'" fo:background-color="#ffffff" fo:color="#3367d6"/>
    </style:style>
    <style:style style:name="T536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537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538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539" style:family="text">
      <style:text-properties fo:font-size="9.00pt" fo:font-weight="normal" fo:font-family="'Times New Roman'" style:font-family-asian="'Times New Roman'" style:font-family-complex="'Times New Roman'" fo:background-color="#ffffff" fo:color="#3367d6"/>
    </style:style>
    <style:style style:name="T540" style:family="text">
      <style:text-properties fo:font-size="9.00pt" fo:font-weight="normal" fo:font-family="'Times New Roman'" style:font-family-asian="'Times New Roman'" style:font-family-complex="'Times New Roman'" fo:background-color="#ffffff" fo:color="#37474f"/>
    </style:style>
    <style:style style:name="T541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542" style:family="text">
      <style:text-properties fo:font-size="9.00pt" fo:font-weight="normal" fo:font-family="'Times New Roman'" style:font-family-asian="'Times New Roman'" style:font-family-complex="'Times New Roman'" fo:background-color="#ffffff" fo:color="#3367d6"/>
    </style:style>
    <style:style style:name="T543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544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545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546" style:family="text">
      <style:text-properties fo:font-size="9.00pt" fo:font-weight="normal" fo:font-family="'Times New Roman'" style:font-family-asian="'Times New Roman'" style:font-family-complex="'Times New Roman'" fo:background-color="#ffffff" fo:color="#3367d6"/>
    </style:style>
    <style:style style:name="T547" style:family="text">
      <style:text-properties fo:font-size="9.00pt" fo:font-weight="normal" fo:font-family="'Times New Roman'" style:font-family-asian="'Times New Roman'" style:font-family-complex="'Times New Roman'" fo:background-color="#ffffff" fo:color="#37474f"/>
    </style:style>
    <style:style style:name="T548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549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550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551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552" style:family="text">
      <style:text-properties fo:font-size="9.00pt" fo:font-weight="normal" fo:font-family="'Times New Roman'" style:font-family-asian="'Times New Roman'" style:font-family-complex="'Times New Roman'" fo:background-color="#ffffff" fo:color="#3367d6"/>
    </style:style>
    <style:style style:name="T553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554" style:family="text">
      <style:text-properties fo:font-size="9.00pt" fo:font-weight="normal" fo:font-family="'Times New Roman'" style:font-family-asian="'Times New Roman'" style:font-family-complex="'Times New Roman'" fo:background-color="#ffffff" fo:color="#3367d6"/>
    </style:style>
    <style:style style:name="T555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556" style:family="text">
      <style:text-properties fo:font-size="9.00pt" fo:font-weight="normal" fo:font-family="'Times New Roman'" style:font-family-asian="'Times New Roman'" style:font-family-complex="'Times New Roman'" fo:background-color="#ffffff" fo:color="#3367d6"/>
    </style:style>
    <style:style style:name="T557" style:family="text">
      <style:text-properties fo:font-size="9.00pt" fo:font-weight="normal" fo:font-family="'Times New Roman'" style:font-family-asian="'Times New Roman'" style:font-family-complex="'Times New Roman'" fo:background-color="#ffffff" fo:color="#37474f"/>
    </style:style>
    <style:style style:name="T558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559" style:family="text">
      <style:text-properties fo:font-size="9.00pt" fo:font-weight="normal" fo:font-family="'Times New Roman'" style:font-family-asian="'Times New Roman'" style:font-family-complex="'Times New Roman'" fo:background-color="#ffffff" fo:color="#3367d6"/>
    </style:style>
    <style:style style:name="T560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561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562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563" style:family="text">
      <style:text-properties fo:font-size="9.00pt" fo:font-weight="normal" fo:font-family="'Times New Roman'" style:font-family-asian="'Times New Roman'" style:font-family-complex="'Times New Roman'" fo:background-color="#ffffff" fo:color="#3367d6"/>
    </style:style>
    <style:style style:name="T564" style:family="text">
      <style:text-properties fo:font-size="9.00pt" fo:font-weight="normal" fo:font-family="'Times New Roman'" style:font-family-asian="'Times New Roman'" style:font-family-complex="'Times New Roman'" fo:background-color="#ffffff" fo:color="#37474f"/>
    </style:style>
    <style:style style:name="T565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566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567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568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569" style:family="text">
      <style:text-properties fo:font-size="9.00pt" fo:font-weight="normal" fo:font-family="'Times New Roman'" style:font-family-asian="'Times New Roman'" style:font-family-complex="'Times New Roman'" fo:background-color="#ffffff" fo:color="#3367d6"/>
    </style:style>
    <style:style style:name="T570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571" style:family="text">
      <style:text-properties fo:font-size="9.00pt" fo:font-weight="normal" fo:font-family="'Times New Roman'" style:font-family-asian="'Times New Roman'" style:font-family-complex="'Times New Roman'" fo:background-color="#ffffff" fo:color="#3367d6"/>
    </style:style>
    <style:style style:name="T572" style:family="text">
      <style:text-properties fo:font-size="9.00pt" fo:font-weight="normal" fo:font-family="'Times New Roman'" style:font-family-asian="'Times New Roman'" style:font-family-complex="'Times New Roman'" fo:background-color="#ffffff" fo:color="#37474f"/>
    </style:style>
    <style:style style:name="T573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574" style:family="text">
      <style:text-properties fo:font-size="9.00pt" fo:font-weight="normal" fo:font-family="'Times New Roman'" style:font-family-asian="'Times New Roman'" style:font-family-complex="'Times New Roman'" fo:background-color="#ffffff" fo:color="#37474f"/>
    </style:style>
    <style:style style:name="T575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576" style:family="text">
      <style:text-properties fo:font-size="9.00pt" fo:font-weight="normal" fo:font-family="'Times New Roman'" style:font-family-asian="'Times New Roman'" style:font-family-complex="'Times New Roman'" fo:background-color="#ffffff" fo:color="#3367d6"/>
    </style:style>
    <style:style style:name="T577" style:family="text">
      <style:text-properties fo:font-size="9.00pt" fo:font-weight="normal" fo:font-family="'Times New Roman'" style:font-family-asian="'Times New Roman'" style:font-family-complex="'Times New Roman'" fo:background-color="#ffffff" fo:color="#37474f"/>
    </style:style>
    <style:style style:name="T578" style:family="text">
      <style:text-properties fo:font-size="9.00pt" fo:font-weight="normal" fo:font-family="'Times New Roman'" style:font-family-asian="'Times New Roman'" style:font-family-complex="'Times New Roman'" fo:background-color="#ffffff" fo:color="#3367d6"/>
    </style:style>
    <style:style style:name="T579" style:family="text">
      <style:text-properties fo:font-size="9.00pt" fo:font-weight="normal" fo:font-family="'Times New Roman'" style:font-family-asian="'Times New Roman'" style:font-family-complex="'Times New Roman'" fo:background-color="#ffffff" fo:color="#37474f"/>
    </style:style>
    <style:style style:name="T580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581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582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583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584" style:family="text">
      <style:text-properties fo:font-size="9.00pt" fo:font-weight="normal" fo:font-family="'Times New Roman'" style:font-family-asian="'Times New Roman'" style:font-family-complex="'Times New Roman'" fo:background-color="#ffffff" fo:color="#0d904f"/>
    </style:style>
    <style:style style:name="T585" style:family="text">
      <style:text-properties fo:font-size="9.00pt" fo:font-weight="normal" fo:font-family="'Times New Roman'" style:font-family-asian="'Times New Roman'" style:font-family-complex="'Times New Roman'" fo:background-color="#ffffff" fo:color="#37474f"/>
    </style:style>
    <style:style style:name="T586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587" style:family="text">
      <style:text-properties fo:font-size="9.00pt" fo:font-weight="normal" fo:font-family="'Times New Roman'" style:font-family-asian="'Times New Roman'" style:font-family-complex="'Times New Roman'" fo:background-color="#ffffff" fo:color="#0d904f"/>
    </style:style>
    <style:style style:name="T588" style:family="text">
      <style:text-properties fo:font-size="9.00pt" fo:font-weight="normal" fo:font-family="'Times New Roman'" style:font-family-asian="'Times New Roman'" style:font-family-complex="'Times New Roman'" fo:background-color="#ffffff" fo:color="#37474f"/>
    </style:style>
    <style:style style:name="T589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590" style:family="text">
      <style:text-properties fo:font-size="9.00pt" fo:font-weight="normal" fo:font-family="'Times New Roman'" style:font-family-asian="'Times New Roman'" style:font-family-complex="'Times New Roman'" fo:background-color="#ffffff" fo:color="#3367d6"/>
    </style:style>
    <style:style style:name="T591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592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593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594" style:family="text">
      <style:text-properties fo:font-size="9.00pt" fo:font-weight="normal" fo:font-family="'Times New Roman'" style:font-family-asian="'Times New Roman'" style:font-family-complex="'Times New Roman'" fo:background-color="#ffffff" fo:color="#3367d6"/>
    </style:style>
    <style:style style:name="T595" style:family="text">
      <style:text-properties fo:font-size="9.00pt" fo:font-weight="normal" fo:font-family="'Times New Roman'" style:font-family-asian="'Times New Roman'" style:font-family-complex="'Times New Roman'" fo:background-color="#ffffff" fo:color="#37474f"/>
    </style:style>
    <style:style style:name="T596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597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598" style:family="text">
      <style:text-properties fo:font-size="9.00pt" fo:font-weight="normal" fo:font-family="'Times New Roman'" style:font-family-asian="'Times New Roman'" style:font-family-complex="'Times New Roman'" fo:background-color="#ffffff" fo:color="#800000"/>
    </style:style>
    <style:style style:name="T599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600" style:family="text">
      <style:text-properties fo:font-size="9.00pt" fo:font-weight="normal" fo:font-family="'Times New Roman'" style:font-family-asian="'Times New Roman'" style:font-family-complex="'Times New Roman'" fo:background-color="#ffffff" fo:color="#0d904f"/>
    </style:style>
    <style:style style:name="T601" style:family="text">
      <style:text-properties fo:font-size="9.00pt" fo:font-weight="normal" fo:font-family="'Times New Roman'" style:font-family-asian="'Times New Roman'" style:font-family-complex="'Times New Roman'" fo:background-color="#ffffff" fo:color="#37474f"/>
    </style:style>
    <style:style style:name="T602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603" style:family="text">
      <style:text-properties fo:font-size="9.00pt" fo:font-weight="normal" fo:font-family="'Times New Roman'" style:font-family-asian="'Times New Roman'" style:font-family-complex="'Times New Roman'" fo:background-color="#ffffff" fo:color="#3367d6"/>
    </style:style>
    <style:style style:name="T604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605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606" style:family="text">
      <style:text-properties fo:font-size="9.00pt" fo:font-weight="normal" fo:font-family="'Times New Roman'" style:font-family-asian="'Times New Roman'" style:font-family-complex="'Times New Roman'" fo:background-color="#ffffff" fo:color="#3367d6"/>
    </style:style>
    <style:style style:name="T607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608" style:family="text">
      <style:text-properties fo:font-size="9.00pt" fo:font-weight="normal" fo:font-family="'Times New Roman'" style:font-family-asian="'Times New Roman'" style:font-family-complex="'Times New Roman'" fo:background-color="#ffffff" fo:color="#0d904f"/>
    </style:style>
    <style:style style:name="T609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610" style:family="text">
      <style:text-properties fo:font-size="9.00pt" fo:font-weight="normal" fo:font-family="'Times New Roman'" style:font-family-asian="'Times New Roman'" style:font-family-complex="'Times New Roman'" fo:background-color="#ffffff" fo:color="#3367d6"/>
    </style:style>
    <style:style style:name="T611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612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613" style:family="text">
      <style:text-properties fo:font-size="9.00pt" fo:font-weight="normal" fo:font-family="'Times New Roman'" style:font-family-asian="'Times New Roman'" style:font-family-complex="'Times New Roman'" fo:background-color="#ffffff" fo:color="#3367d6"/>
    </style:style>
    <style:style style:name="T614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615" style:family="text">
      <style:text-properties fo:font-size="9.00pt" fo:font-weight="normal" fo:font-family="'Times New Roman'" style:font-family-asian="'Times New Roman'" style:font-family-complex="'Times New Roman'" fo:background-color="#ffffff" fo:color="#0d904f"/>
    </style:style>
    <style:style style:name="T616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617" style:family="text">
      <style:text-properties fo:font-size="9.00pt" fo:font-weight="normal" fo:font-family="'Times New Roman'" style:font-family-asian="'Times New Roman'" style:font-family-complex="'Times New Roman'" fo:background-color="#ffffff" fo:color="#3367d6"/>
    </style:style>
    <style:style style:name="T618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619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620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621" style:family="text">
      <style:text-properties fo:font-size="9.00pt" fo:font-weight="normal" fo:font-family="'Times New Roman'" style:font-family-asian="'Times New Roman'" style:font-family-complex="'Times New Roman'" fo:background-color="#ffffff" fo:color="#3367d6"/>
    </style:style>
    <style:style style:name="T622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623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624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625" style:family="text">
      <style:text-properties fo:font-size="9.00pt" fo:font-weight="normal" fo:font-family="'Times New Roman'" style:font-family-asian="'Times New Roman'" style:font-family-complex="'Times New Roman'" fo:background-color="#ffffff" fo:color="#800000"/>
    </style:style>
    <style:style style:name="T626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627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628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629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630" style:family="text">
      <style:text-properties fo:font-size="9.00pt" fo:font-weight="normal" fo:font-family="'Times New Roman'" style:font-family-asian="'Times New Roman'" style:font-family-complex="'Times New Roman'" fo:background-color="#ffffff" fo:color="#3367d6"/>
    </style:style>
    <style:style style:name="T631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632" style:family="text">
      <style:text-properties fo:font-size="9.00pt" fo:font-weight="normal" fo:font-family="'Times New Roman'" style:font-family-asian="'Times New Roman'" style:font-family-complex="'Times New Roman'" fo:background-color="#ffffff" fo:color="#0d904f"/>
    </style:style>
    <style:style style:name="T633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634" style:family="text">
      <style:text-properties fo:font-size="9.00pt" fo:font-weight="normal" fo:font-family="'Times New Roman'" style:font-family-asian="'Times New Roman'" style:font-family-complex="'Times New Roman'" fo:background-color="#ffffff" fo:color="#3367d6"/>
    </style:style>
    <style:style style:name="T635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636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637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638" style:family="text">
      <style:text-properties fo:font-size="9.00pt" fo:font-weight="normal" fo:font-family="'Times New Roman'" style:font-family-asian="'Times New Roman'" style:font-family-complex="'Times New Roman'" fo:background-color="#ffffff" fo:color="#3367d6"/>
    </style:style>
    <style:style style:name="T639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640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641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642" style:family="text">
      <style:text-properties fo:font-size="9.00pt" fo:font-weight="normal" fo:font-family="'Times New Roman'" style:font-family-asian="'Times New Roman'" style:font-family-complex="'Times New Roman'" fo:background-color="#ffffff" fo:color="#800000"/>
    </style:style>
    <style:style style:name="T643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644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645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646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647" style:family="text">
      <style:text-properties fo:font-size="9.00pt" fo:font-weight="normal" fo:font-family="'Times New Roman'" style:font-family-asian="'Times New Roman'" style:font-family-complex="'Times New Roman'" fo:background-color="#ffffff" fo:color="#3367d6"/>
    </style:style>
    <style:style style:name="T648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649" style:family="text">
      <style:text-properties fo:font-size="9.00pt" fo:font-weight="normal" fo:font-family="'Times New Roman'" style:font-family-asian="'Times New Roman'" style:font-family-complex="'Times New Roman'" fo:background-color="#ffffff" fo:color="#3367d6"/>
    </style:style>
    <style:style style:name="T650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651" style:family="text">
      <style:text-properties fo:font-size="9.00pt" fo:font-weight="normal" fo:font-family="'Times New Roman'" style:font-family-asian="'Times New Roman'" style:font-family-complex="'Times New Roman'" fo:background-color="#ffffff" fo:color="#0d904f"/>
    </style:style>
    <style:style style:name="T652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653" style:family="text">
      <style:text-properties fo:font-size="9.00pt" fo:font-weight="normal" fo:font-family="'Times New Roman'" style:font-family-asian="'Times New Roman'" style:font-family-complex="'Times New Roman'" fo:background-color="#ffffff" fo:color="#3367d6"/>
    </style:style>
    <style:style style:name="T654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655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656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657" style:family="text">
      <style:text-properties fo:font-size="9.00pt" fo:font-weight="normal" fo:font-family="'Times New Roman'" style:font-family-asian="'Times New Roman'" style:font-family-complex="'Times New Roman'" fo:background-color="#ffffff" fo:color="#3367d6"/>
    </style:style>
    <style:style style:name="T658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659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660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661" style:family="text">
      <style:text-properties fo:font-size="9.00pt" fo:font-weight="normal" fo:font-family="'Times New Roman'" style:font-family-asian="'Times New Roman'" style:font-family-complex="'Times New Roman'" fo:background-color="#ffffff" fo:color="#800000"/>
    </style:style>
    <style:style style:name="T662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663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664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665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666" style:family="text">
      <style:text-properties fo:font-size="9.00pt" fo:font-weight="normal" fo:font-family="'Times New Roman'" style:font-family-asian="'Times New Roman'" style:font-family-complex="'Times New Roman'" fo:background-color="#ffffff" fo:color="#3367d6"/>
    </style:style>
    <style:style style:name="T667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668" style:family="text">
      <style:text-properties fo:font-size="9.00pt" fo:font-weight="normal" fo:font-family="'Times New Roman'" style:font-family-asian="'Times New Roman'" style:font-family-complex="'Times New Roman'" fo:background-color="#ffffff" fo:color="#3367d6"/>
    </style:style>
    <style:style style:name="T669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670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671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672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673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674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675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676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677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678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679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680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681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682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683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684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685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686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687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6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9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6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1" style:family="text">
      <style:text-properties fo:font-size="9.00pt" fo:font-weight="normal" fo:font-family="'Times New Roman'" style:font-family-asian="'Times New Roman'" style:font-family-complex="'Times New Roman'" fo:background-color="#ffffff" fo:color="#3367d6"/>
    </style:style>
    <style:style style:name="T692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693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694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695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696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697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698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699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700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701" style:family="text">
      <style:text-properties fo:font-size="9.00pt" fo:font-weight="normal" fo:font-family="'Times New Roman'" style:font-family-asian="'Times New Roman'" style:font-family-complex="'Times New Roman'" fo:background-color="#ffffff" fo:color="#3367d6"/>
    </style:style>
    <style:style style:name="T702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703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704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705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706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707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708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709" style:family="text">
      <style:text-properties fo:font-size="9.00pt" fo:font-weight="normal" fo:font-family="'Times New Roman'" style:font-family-asian="'Times New Roman'" style:font-family-complex="'Times New Roman'" fo:background-color="#ffffff" fo:color="#3367d6"/>
    </style:style>
    <style:style style:name="T710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711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712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713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714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715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716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717" style:family="text">
      <style:text-properties fo:font-size="9.00pt" fo:font-weight="normal" fo:font-family="'Times New Roman'" style:font-family-asian="'Times New Roman'" style:font-family-complex="'Times New Roman'" fo:background-color="#ffffff" fo:color="#3367d6"/>
    </style:style>
    <style:style style:name="T718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719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720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721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722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723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724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725" style:family="text">
      <style:text-properties fo:font-size="9.00pt" fo:font-weight="normal" fo:font-family="'Times New Roman'" style:font-family-asian="'Times New Roman'" style:font-family-complex="'Times New Roman'" fo:background-color="#ffffff" fo:color="#3367d6"/>
    </style:style>
    <style:style style:name="T726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727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728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729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730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731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732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733" style:family="text">
      <style:text-properties fo:font-size="9.00pt" fo:font-weight="normal" fo:font-family="'Times New Roman'" style:font-family-asian="'Times New Roman'" style:font-family-complex="'Times New Roman'" fo:background-color="#ffffff" fo:color="#3367d6"/>
    </style:style>
    <style:style style:name="T734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735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736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737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738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739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740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741" style:family="text">
      <style:text-properties fo:font-size="9.00pt" fo:font-weight="normal" fo:font-family="'Times New Roman'" style:font-family-asian="'Times New Roman'" style:font-family-complex="'Times New Roman'" fo:background-color="#ffffff" fo:color="#3367d6"/>
    </style:style>
    <style:style style:name="T742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743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744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745" style:family="text">
      <style:text-properties fo:font-size="9.00pt" fo:font-weight="normal" fo:font-family="'Times New Roman'" style:font-family-asian="'Times New Roman'" style:font-family-complex="'Times New Roman'" fo:background-color="#ffffff" fo:color="#3367d6"/>
    </style:style>
    <style:style style:name="T746" style:family="text">
      <style:text-properties fo:font-size="9.00pt" fo:font-weight="normal" fo:font-family="'Times New Roman'" style:font-family-asian="'Times New Roman'" style:font-family-complex="'Times New Roman'" fo:background-color="#ffffff" fo:color="#37474f"/>
    </style:style>
    <style:style style:name="T747" style:family="text">
      <style:text-properties fo:font-size="9.00pt" fo:font-weight="normal" fo:font-family="'Times New Roman'" style:font-family-asian="'Times New Roman'" style:font-family-complex="'Times New Roman'" fo:background-color="#ffffff" fo:color="#3367d6"/>
    </style:style>
    <style:style style:name="T748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749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750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751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752" style:family="text">
      <style:text-properties fo:font-size="9.00pt" fo:font-weight="normal" fo:font-family="'Times New Roman'" style:font-family-asian="'Times New Roman'" style:font-family-complex="'Times New Roman'" fo:background-color="#ffffff" fo:color="#37474f"/>
    </style:style>
    <style:style style:name="T753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754" style:family="text">
      <style:text-properties fo:font-size="9.00pt" fo:font-weight="normal" fo:font-family="'Times New Roman'" style:font-family-asian="'Times New Roman'" style:font-family-complex="'Times New Roman'" fo:background-color="#ffffff" fo:color="#3367d6"/>
    </style:style>
    <style:style style:name="T755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756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757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758" style:family="text">
      <style:text-properties fo:font-size="9.00pt" fo:font-weight="normal" fo:font-family="'Times New Roman'" style:font-family-asian="'Times New Roman'" style:font-family-complex="'Times New Roman'" fo:background-color="#ffffff" fo:color="#3367d6"/>
    </style:style>
    <style:style style:name="T759" style:family="text">
      <style:text-properties fo:font-size="9.00pt" fo:font-weight="normal" fo:font-family="'Times New Roman'" style:font-family-asian="'Times New Roman'" style:font-family-complex="'Times New Roman'" fo:background-color="#ffffff" fo:color="#37474f"/>
    </style:style>
    <style:style style:name="T760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761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762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763" style:family="text">
      <style:text-properties fo:font-size="9.00pt" fo:font-weight="normal" fo:font-family="'Times New Roman'" style:font-family-asian="'Times New Roman'" style:font-family-complex="'Times New Roman'" fo:background-color="#ffffff" fo:color="#37474f"/>
    </style:style>
    <style:style style:name="T764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765" style:family="text">
      <style:text-properties fo:font-size="9.00pt" fo:font-weight="normal" fo:font-family="'Times New Roman'" style:font-family-asian="'Times New Roman'" style:font-family-complex="'Times New Roman'" fo:background-color="#ffffff" fo:color="#3367d6"/>
    </style:style>
    <style:style style:name="T766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767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768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769" style:family="text">
      <style:text-properties fo:font-size="9.00pt" fo:font-weight="normal" fo:font-family="'Times New Roman'" style:font-family-asian="'Times New Roman'" style:font-family-complex="'Times New Roman'" fo:background-color="#ffffff" fo:color="#3367d6"/>
    </style:style>
    <style:style style:name="T770" style:family="text">
      <style:text-properties fo:font-size="9.00pt" fo:font-weight="normal" fo:font-family="'Times New Roman'" style:font-family-asian="'Times New Roman'" style:font-family-complex="'Times New Roman'" fo:background-color="#ffffff" fo:color="#37474f"/>
    </style:style>
    <style:style style:name="T771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772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773" style:family="text">
      <style:text-properties fo:font-size="9.00pt" fo:font-weight="normal" fo:font-family="'Times New Roman'" style:font-family-asian="'Times New Roman'" style:font-family-complex="'Times New Roman'" fo:background-color="#ffffff" fo:color="#800000"/>
    </style:style>
    <style:style style:name="T774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775" style:family="text">
      <style:text-properties fo:font-size="9.00pt" fo:font-weight="normal" fo:font-family="'Times New Roman'" style:font-family-asian="'Times New Roman'" style:font-family-complex="'Times New Roman'" fo:background-color="#ffffff" fo:color="#0d904f"/>
    </style:style>
    <style:style style:name="T776" style:family="text">
      <style:text-properties fo:font-size="9.00pt" fo:font-weight="normal" fo:font-family="'Times New Roman'" style:font-family-asian="'Times New Roman'" style:font-family-complex="'Times New Roman'" fo:background-color="#ffffff" fo:color="#37474f"/>
    </style:style>
    <style:style style:name="T777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778" style:family="text">
      <style:text-properties fo:font-size="9.00pt" fo:font-weight="normal" fo:font-family="'Times New Roman'" style:font-family-asian="'Times New Roman'" style:font-family-complex="'Times New Roman'" fo:background-color="#ffffff" fo:color="#3367d6"/>
    </style:style>
    <style:style style:name="T779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780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781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782" style:family="text">
      <style:text-properties fo:font-size="9.00pt" fo:font-weight="normal" fo:font-family="'Times New Roman'" style:font-family-asian="'Times New Roman'" style:font-family-complex="'Times New Roman'" fo:background-color="#ffffff" fo:color="#3367d6"/>
    </style:style>
    <style:style style:name="T783" style:family="text">
      <style:text-properties fo:font-size="9.00pt" fo:font-weight="normal" fo:font-family="'Times New Roman'" style:font-family-asian="'Times New Roman'" style:font-family-complex="'Times New Roman'" fo:background-color="#ffffff" fo:color="#37474f"/>
    </style:style>
    <style:style style:name="T784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785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786" style:family="text">
      <style:text-properties fo:font-size="9.00pt" fo:font-weight="normal" fo:font-family="'Times New Roman'" style:font-family-asian="'Times New Roman'" style:font-family-complex="'Times New Roman'" fo:background-color="#ffffff" fo:color="#800000"/>
    </style:style>
    <style:style style:name="T787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788" style:family="text">
      <style:text-properties fo:font-size="9.00pt" fo:font-weight="normal" fo:font-family="'Times New Roman'" style:font-family-asian="'Times New Roman'" style:font-family-complex="'Times New Roman'" fo:background-color="#ffffff" fo:color="#0d904f"/>
    </style:style>
    <style:style style:name="T789" style:family="text">
      <style:text-properties fo:font-size="9.00pt" fo:font-weight="normal" fo:font-family="'Times New Roman'" style:font-family-asian="'Times New Roman'" style:font-family-complex="'Times New Roman'" fo:background-color="#ffffff" fo:color="#37474f"/>
    </style:style>
    <style:style style:name="T790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791" style:family="text">
      <style:text-properties fo:font-size="9.00pt" fo:font-weight="normal" fo:font-family="'Times New Roman'" style:font-family-asian="'Times New Roman'" style:font-family-complex="'Times New Roman'" fo:background-color="#ffffff" fo:color="#3367d6"/>
    </style:style>
    <style:style style:name="T792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793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794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795" style:family="text">
      <style:text-properties fo:font-size="9.00pt" fo:font-weight="normal" fo:font-family="'Times New Roman'" style:font-family-asian="'Times New Roman'" style:font-family-complex="'Times New Roman'" fo:background-color="#ffffff" fo:color="#3367d6"/>
    </style:style>
    <style:style style:name="T796" style:family="text">
      <style:text-properties fo:font-size="9.00pt" fo:font-weight="normal" fo:font-family="'Times New Roman'" style:font-family-asian="'Times New Roman'" style:font-family-complex="'Times New Roman'" fo:background-color="#ffffff" fo:color="#37474f"/>
    </style:style>
    <style:style style:name="T797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798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799" style:family="text">
      <style:text-properties fo:font-size="9.00pt" fo:font-weight="normal" fo:font-family="'Times New Roman'" style:font-family-asian="'Times New Roman'" style:font-family-complex="'Times New Roman'" fo:background-color="#ffffff" fo:color="#800000"/>
    </style:style>
    <style:style style:name="T800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801" style:family="text">
      <style:text-properties fo:font-size="9.00pt" fo:font-weight="normal" fo:font-family="'Times New Roman'" style:font-family-asian="'Times New Roman'" style:font-family-complex="'Times New Roman'" fo:background-color="#ffffff" fo:color="#0d904f"/>
    </style:style>
    <style:style style:name="T802" style:family="text">
      <style:text-properties fo:font-size="9.00pt" fo:font-weight="normal" fo:font-family="'Times New Roman'" style:font-family-asian="'Times New Roman'" style:font-family-complex="'Times New Roman'" fo:background-color="#ffffff" fo:color="#37474f"/>
    </style:style>
    <style:style style:name="T803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804" style:family="text">
      <style:text-properties fo:font-size="9.00pt" fo:font-weight="normal" fo:font-family="'Times New Roman'" style:font-family-asian="'Times New Roman'" style:font-family-complex="'Times New Roman'" fo:background-color="#ffffff" fo:color="#3367d6"/>
    </style:style>
    <style:style style:name="T805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806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807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808" style:family="text">
      <style:text-properties fo:font-size="9.00pt" fo:font-weight="normal" fo:font-family="'Times New Roman'" style:font-family-asian="'Times New Roman'" style:font-family-complex="'Times New Roman'" fo:background-color="#ffffff" fo:color="#3367d6"/>
    </style:style>
    <style:style style:name="T809" style:family="text">
      <style:text-properties fo:font-size="9.00pt" fo:font-weight="normal" fo:font-family="'Times New Roman'" style:font-family-asian="'Times New Roman'" style:font-family-complex="'Times New Roman'" fo:background-color="#ffffff" fo:color="#37474f"/>
    </style:style>
    <style:style style:name="T810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811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812" style:family="text">
      <style:text-properties fo:font-size="9.00pt" fo:font-weight="normal" fo:font-family="'Times New Roman'" style:font-family-asian="'Times New Roman'" style:font-family-complex="'Times New Roman'" fo:background-color="#ffffff" fo:color="#800000"/>
    </style:style>
    <style:style style:name="T813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814" style:family="text">
      <style:text-properties fo:font-size="9.00pt" fo:font-weight="normal" fo:font-family="'Times New Roman'" style:font-family-asian="'Times New Roman'" style:font-family-complex="'Times New Roman'" fo:background-color="#ffffff" fo:color="#0d904f"/>
    </style:style>
    <style:style style:name="T815" style:family="text">
      <style:text-properties fo:font-size="9.00pt" fo:font-weight="normal" fo:font-family="'Times New Roman'" style:font-family-asian="'Times New Roman'" style:font-family-complex="'Times New Roman'" fo:background-color="#ffffff" fo:color="#37474f"/>
    </style:style>
    <style:style style:name="T816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817" style:family="text">
      <style:text-properties fo:font-size="9.00pt" fo:font-weight="normal" fo:font-family="'Times New Roman'" style:font-family-asian="'Times New Roman'" style:font-family-complex="'Times New Roman'" fo:background-color="#ffffff" fo:color="#3367d6"/>
    </style:style>
    <style:style style:name="T818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819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820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821" style:family="text">
      <style:text-properties fo:font-size="9.00pt" fo:font-weight="normal" fo:font-family="'Times New Roman'" style:font-family-asian="'Times New Roman'" style:font-family-complex="'Times New Roman'" fo:background-color="#ffffff" fo:color="#3367d6"/>
    </style:style>
    <style:style style:name="T822" style:family="text">
      <style:text-properties fo:font-size="9.00pt" fo:font-weight="normal" fo:font-family="'Times New Roman'" style:font-family-asian="'Times New Roman'" style:font-family-complex="'Times New Roman'" fo:background-color="#ffffff" fo:color="#37474f"/>
    </style:style>
    <style:style style:name="T823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824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825" style:family="text">
      <style:text-properties fo:font-size="9.00pt" fo:font-weight="normal" fo:font-family="'Times New Roman'" style:font-family-asian="'Times New Roman'" style:font-family-complex="'Times New Roman'" fo:background-color="#ffffff" fo:color="#800000"/>
    </style:style>
    <style:style style:name="T826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827" style:family="text">
      <style:text-properties fo:font-size="9.00pt" fo:font-weight="normal" fo:font-family="'Times New Roman'" style:font-family-asian="'Times New Roman'" style:font-family-complex="'Times New Roman'" fo:background-color="#ffffff" fo:color="#0d904f"/>
    </style:style>
    <style:style style:name="T828" style:family="text">
      <style:text-properties fo:font-size="9.00pt" fo:font-weight="normal" fo:font-family="'Times New Roman'" style:font-family-asian="'Times New Roman'" style:font-family-complex="'Times New Roman'" fo:background-color="#ffffff" fo:color="#37474f"/>
    </style:style>
    <style:style style:name="T829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830" style:family="text">
      <style:text-properties fo:font-size="9.00pt" fo:font-weight="normal" fo:font-family="'Times New Roman'" style:font-family-asian="'Times New Roman'" style:font-family-complex="'Times New Roman'" fo:background-color="#ffffff" fo:color="#3367d6"/>
    </style:style>
    <style:style style:name="T831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832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833" style:family="text">
      <style:text-properties fo:font-size="9.00pt" fo:font-weight="normal" fo:font-family="'Times New Roman'" style:font-family-asian="'Times New Roman'" style:font-family-complex="'Times New Roman'" fo:background-color="#ffffff" fo:color="#3367d6"/>
    </style:style>
    <style:style style:name="T834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835" style:family="text">
      <style:text-properties fo:font-size="9.00pt" fo:font-weight="normal" fo:font-family="'Times New Roman'" style:font-family-asian="'Times New Roman'" style:font-family-complex="'Times New Roman'" fo:background-color="#ffffff" fo:color="#0d904f"/>
    </style:style>
    <style:style style:name="T836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837" style:family="text">
      <style:text-properties fo:font-size="9.00pt" fo:font-weight="normal" fo:font-family="'Times New Roman'" style:font-family-asian="'Times New Roman'" style:font-family-complex="'Times New Roman'" fo:background-color="#ffffff" fo:color="#3367d6"/>
    </style:style>
    <style:style style:name="T838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839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840" style:family="text">
      <style:text-properties fo:font-size="9.00pt" fo:font-weight="normal" fo:font-family="'Times New Roman'" style:font-family-asian="'Times New Roman'" style:font-family-complex="'Times New Roman'" fo:background-color="#ffffff" fo:color="#3367d6"/>
    </style:style>
    <style:style style:name="T841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842" style:family="text">
      <style:text-properties fo:font-size="9.00pt" fo:font-weight="normal" fo:font-family="'Times New Roman'" style:font-family-asian="'Times New Roman'" style:font-family-complex="'Times New Roman'" fo:background-color="#ffffff" fo:color="#0d904f"/>
    </style:style>
    <style:style style:name="T843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844" style:family="text">
      <style:text-properties fo:font-size="9.00pt" fo:font-weight="normal" fo:font-family="'Times New Roman'" style:font-family-asian="'Times New Roman'" style:font-family-complex="'Times New Roman'" fo:background-color="#ffffff" fo:color="#3367d6"/>
    </style:style>
    <style:style style:name="T845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846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847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848" style:family="text">
      <style:text-properties fo:font-size="9.00pt" fo:font-weight="normal" fo:font-family="'Times New Roman'" style:font-family-asian="'Times New Roman'" style:font-family-complex="'Times New Roman'" fo:background-color="#ffffff" fo:color="#3367d6"/>
    </style:style>
    <style:style style:name="T849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850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851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852" style:family="text">
      <style:text-properties fo:font-size="9.00pt" fo:font-weight="normal" fo:font-family="'Times New Roman'" style:font-family-asian="'Times New Roman'" style:font-family-complex="'Times New Roman'" fo:background-color="#ffffff" fo:color="#800000"/>
    </style:style>
    <style:style style:name="T853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854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855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856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857" style:family="text">
      <style:text-properties fo:font-size="9.00pt" fo:font-weight="normal" fo:font-family="'Times New Roman'" style:font-family-asian="'Times New Roman'" style:font-family-complex="'Times New Roman'" fo:background-color="#ffffff" fo:color="#3367d6"/>
    </style:style>
    <style:style style:name="T858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859" style:family="text">
      <style:text-properties fo:font-size="9.00pt" fo:font-weight="normal" fo:font-family="'Times New Roman'" style:font-family-asian="'Times New Roman'" style:font-family-complex="'Times New Roman'" fo:background-color="#ffffff" fo:color="#3367d6"/>
    </style:style>
    <style:style style:name="T860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861" style:family="text">
      <style:text-properties fo:font-size="9.00pt" fo:font-weight="normal" fo:font-family="'Times New Roman'" style:font-family-asian="'Times New Roman'" style:font-family-complex="'Times New Roman'" fo:background-color="#ffffff" fo:color="#0d904f"/>
    </style:style>
    <style:style style:name="T862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863" style:family="text">
      <style:text-properties fo:font-size="9.00pt" fo:font-weight="normal" fo:font-family="'Times New Roman'" style:font-family-asian="'Times New Roman'" style:font-family-complex="'Times New Roman'" fo:background-color="#ffffff" fo:color="#3367d6"/>
    </style:style>
    <style:style style:name="T864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865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866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867" style:family="text">
      <style:text-properties fo:font-size="9.00pt" fo:font-weight="normal" fo:font-family="'Times New Roman'" style:font-family-asian="'Times New Roman'" style:font-family-complex="'Times New Roman'" fo:background-color="#ffffff" fo:color="#3367d6"/>
    </style:style>
    <style:style style:name="T868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869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870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871" style:family="text">
      <style:text-properties fo:font-size="9.00pt" fo:font-weight="normal" fo:font-family="'Times New Roman'" style:font-family-asian="'Times New Roman'" style:font-family-complex="'Times New Roman'" fo:background-color="#ffffff" fo:color="#800000"/>
    </style:style>
    <style:style style:name="T872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873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874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875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876" style:family="text">
      <style:text-properties fo:font-size="9.00pt" fo:font-weight="normal" fo:font-family="'Times New Roman'" style:font-family-asian="'Times New Roman'" style:font-family-complex="'Times New Roman'" fo:background-color="#ffffff" fo:color="#3367d6"/>
    </style:style>
    <style:style style:name="T877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878" style:family="text">
      <style:text-properties fo:font-size="9.00pt" fo:font-weight="normal" fo:font-family="'Times New Roman'" style:font-family-asian="'Times New Roman'" style:font-family-complex="'Times New Roman'" fo:background-color="#ffffff" fo:color="#3367d6"/>
    </style:style>
    <style:style style:name="T879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880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881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882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883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884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885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886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887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888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889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890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891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892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893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8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5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8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7" style:family="text">
      <style:text-properties fo:font-size="9.00pt" fo:font-weight="normal" fo:font-family="'Times New Roman'" style:font-family-asian="'Times New Roman'" style:font-family-complex="'Times New Roman'" fo:background-color="#ffffff" fo:color="#3367d6"/>
    </style:style>
    <style:style style:name="T898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899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900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901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902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903" style:family="text">
      <style:text-properties fo:font-size="9.00pt" fo:font-weight="normal" fo:font-family="'Times New Roman'" style:font-family-asian="'Times New Roman'" style:font-family-complex="'Times New Roman'" fo:background-color="#ffffff" fo:color="#3367d6"/>
    </style:style>
    <style:style style:name="T904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905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906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907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908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909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910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911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912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913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914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915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916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917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918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919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920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921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922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923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924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925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926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927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928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929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930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931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932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933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934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935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936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937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938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939" style:family="text">
      <style:text-properties fo:font-size="9.00pt" fo:font-weight="normal" fo:font-family="'Times New Roman'" style:font-family-asian="'Times New Roman'" style:font-family-complex="'Times New Roman'" fo:background-color="#ffffff" fo:color="#3367d6"/>
    </style:style>
    <style:style style:name="T940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941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942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943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944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945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946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947" style:family="text">
      <style:text-properties fo:font-size="9.00pt" fo:font-weight="normal" fo:font-family="'Times New Roman'" style:font-family-asian="'Times New Roman'" style:font-family-complex="'Times New Roman'" fo:background-color="#ffffff" fo:color="#3367d6"/>
    </style:style>
    <style:style style:name="T948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949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950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951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952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953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954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955" style:family="text">
      <style:text-properties fo:font-size="9.00pt" fo:font-weight="normal" fo:font-family="'Times New Roman'" style:font-family-asian="'Times New Roman'" style:font-family-complex="'Times New Roman'" fo:background-color="#ffffff" fo:color="#3367d6"/>
    </style:style>
    <style:style style:name="T956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957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958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959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960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961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962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963" style:family="text">
      <style:text-properties fo:font-size="9.00pt" fo:font-weight="normal" fo:font-family="'Times New Roman'" style:font-family-asian="'Times New Roman'" style:font-family-complex="'Times New Roman'" fo:background-color="#ffffff" fo:color="#3367d6"/>
    </style:style>
    <style:style style:name="T964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965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966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967" style:family="text">
      <style:text-properties fo:font-size="9.00pt" fo:font-weight="normal" fo:font-family="'Times New Roman'" style:font-family-asian="'Times New Roman'" style:font-family-complex="'Times New Roman'" fo:background-color="#ffffff" fo:color="#3367d6"/>
    </style:style>
    <style:style style:name="T968" style:family="text">
      <style:text-properties fo:font-size="9.00pt" fo:font-weight="normal" fo:font-family="'Times New Roman'" style:font-family-asian="'Times New Roman'" style:font-family-complex="'Times New Roman'" fo:background-color="#ffffff" fo:color="#37474f"/>
    </style:style>
    <style:style style:name="T969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970" style:family="text">
      <style:text-properties fo:font-size="9.00pt" fo:font-weight="normal" fo:font-family="'Times New Roman'" style:font-family-asian="'Times New Roman'" style:font-family-complex="'Times New Roman'" fo:background-color="#ffffff" fo:color="#3367d6"/>
    </style:style>
    <style:style style:name="T971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972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973" style:family="text">
      <style:text-properties fo:font-size="9.00pt" fo:font-weight="normal" fo:font-family="'Times New Roman'" style:font-family-asian="'Times New Roman'" style:font-family-complex="'Times New Roman'" fo:background-color="#ffffff" fo:color="#3367d6"/>
    </style:style>
    <style:style style:name="T974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975" style:family="text">
      <style:text-properties fo:font-size="9.00pt" fo:font-weight="normal" fo:font-family="'Times New Roman'" style:font-family-asian="'Times New Roman'" style:font-family-complex="'Times New Roman'" fo:background-color="#ffffff" fo:color="#0d904f"/>
    </style:style>
    <style:style style:name="T976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977" style:family="text">
      <style:text-properties fo:font-size="9.00pt" fo:font-weight="normal" fo:font-family="'Times New Roman'" style:font-family-asian="'Times New Roman'" style:font-family-complex="'Times New Roman'" fo:background-color="#ffffff" fo:color="#3367d6"/>
    </style:style>
    <style:style style:name="T978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979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980" style:family="text">
      <style:text-properties fo:font-size="9.00pt" fo:font-weight="normal" fo:font-family="'Times New Roman'" style:font-family-asian="'Times New Roman'" style:font-family-complex="'Times New Roman'" fo:background-color="#ffffff" fo:color="#3367d6"/>
    </style:style>
    <style:style style:name="T981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982" style:family="text">
      <style:text-properties fo:font-size="9.00pt" fo:font-weight="normal" fo:font-family="'Times New Roman'" style:font-family-asian="'Times New Roman'" style:font-family-complex="'Times New Roman'" fo:background-color="#ffffff" fo:color="#0d904f"/>
    </style:style>
    <style:style style:name="T983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984" style:family="text">
      <style:text-properties fo:font-size="9.00pt" fo:font-weight="normal" fo:font-family="'Times New Roman'" style:font-family-asian="'Times New Roman'" style:font-family-complex="'Times New Roman'" fo:background-color="#ffffff" fo:color="#3367d6"/>
    </style:style>
    <style:style style:name="T985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986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987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988" style:family="text">
      <style:text-properties fo:font-size="9.00pt" fo:font-weight="normal" fo:font-family="'Times New Roman'" style:font-family-asian="'Times New Roman'" style:font-family-complex="'Times New Roman'" fo:background-color="#ffffff" fo:color="#3367d6"/>
    </style:style>
    <style:style style:name="T989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990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991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992" style:family="text">
      <style:text-properties fo:font-size="9.00pt" fo:font-weight="normal" fo:font-family="'Times New Roman'" style:font-family-asian="'Times New Roman'" style:font-family-complex="'Times New Roman'" fo:background-color="#ffffff" fo:color="#800000"/>
    </style:style>
    <style:style style:name="T993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994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995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996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997" style:family="text">
      <style:text-properties fo:font-size="9.00pt" fo:font-weight="normal" fo:font-family="'Times New Roman'" style:font-family-asian="'Times New Roman'" style:font-family-complex="'Times New Roman'" fo:background-color="#ffffff" fo:color="#3367d6"/>
    </style:style>
    <style:style style:name="T998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999" style:family="text">
      <style:text-properties fo:font-size="9.00pt" fo:font-weight="normal" fo:font-family="'Times New Roman'" style:font-family-asian="'Times New Roman'" style:font-family-complex="'Times New Roman'" fo:background-color="#ffffff" fo:color="#3367d6"/>
    </style:style>
    <style:style style:name="T1000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1001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1002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1003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1004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1005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1006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1007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1008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1009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1010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1011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1012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1013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1014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1015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1016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1017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1018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1019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1020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1021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1022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1023" style:family="text">
      <style:text-properties fo:font-size="9.00pt" fo:font-weight="normal" fo:font-family="'Times New Roman'" style:font-family-asian="'Times New Roman'" style:font-family-complex="'Times New Roman'" fo:background-color="#ffffff" fo:color="#000000"/>
    </style:style>
    <style:style style:name="T1024" style:family="text">
      <style:text-properties fo:font-size="9.00pt" fo:font-weight="normal" fo:font-family="'Times New Roman'" style:font-family-asian="'Times New Roman'" style:font-family-complex="'Times New Roman'" fo:background-color="#ffffff" fo:color="#3a474e"/>
    </style:style>
    <style:style style:name="T10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center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center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center"/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center"/>
    </style:style>
    <style:style style:name="P10" style:family="paragraph">
      <style:paragraph-properties fo:line-height="100.00%" fo:text-align="left"/>
    </style:style>
  </office:automatic-styles>
  <office:body>
    <office:text>
      <text:p text:style-name="P1"><text:span text:style-name="T1">Product Performance</text:span></text:p>
      <text:p text:style-name="P2"><text:span text:style-name="T2"/></text:p>
      <text:p text:style-name="P2"><text:span text:style-name="T3">WITH</text:span><text:span text:style-name="T4"><text:s/></text:span><text:span text:style-name="T5">sales</text:span><text:span text:style-name="T6"><text:s/></text:span><text:span text:style-name="T7">AS</text:span><text:span text:style-name="T8"><text:s/></text:span><text:span text:style-name="T9">(</text:span></text:p>
      <text:p text:style-name="P2"><text:span text:style-name="T10">   <text:s/></text:span><text:span text:style-name="T11">SELECT</text:span><text:span text:style-name="T12"><text:s/></text:span></text:p>
      <text:p text:style-name="P2"><text:span text:style-name="T12">       <text:s/></text:span><text:span text:style-name="T13">p</text:span><text:span text:style-name="T14">.</text:span><text:span text:style-name="T15">id</text:span><text:span text:style-name="T16"><text:s/></text:span><text:span text:style-name="T17">AS</text:span><text:span text:style-name="T18"><text:s/></text:span><text:span text:style-name="T19">product_id</text:span><text:span text:style-name="T20">,</text:span></text:p>
      <text:p text:style-name="P2"><text:span text:style-name="T20">       <text:s/></text:span><text:span text:style-name="T21">COUNT</text:span><text:span text:style-name="T22">(</text:span><text:span text:style-name="T23">oi</text:span><text:span text:style-name="T24">.</text:span><text:span text:style-name="T25">order_id</text:span><text:span text:style-name="T26">)</text:span><text:span text:style-name="T27"><text:s/></text:span><text:span text:style-name="T28">AS</text:span><text:span text:style-name="T29"><text:s/></text:span><text:span text:style-name="T30">total_sales</text:span></text:p>
      <text:p text:style-name="P2"><text:span text:style-name="T31">   <text:s/></text:span><text:span text:style-name="T32">FROM</text:span><text:span text:style-name="T33"><text:s/></text:span></text:p>
      <text:p text:style-name="P2"><text:span text:style-name="T33">       <text:s/></text:span><text:span text:style-name="T34">`bigquery-public-data.thelook_ecommerce.products`</text:span><text:span text:style-name="T35"><text:s/></text:span><text:span text:style-name="T36">AS</text:span><text:span text:style-name="T37"><text:s/></text:span><text:span text:style-name="T38">p</text:span></text:p>
      <text:p text:style-name="P2"><text:span text:style-name="T39">   <text:s/></text:span><text:span text:style-name="T40">JOIN</text:span><text:span text:style-name="T41"><text:s/></text:span></text:p>
      <text:p text:style-name="P2"><text:span text:style-name="T41">       <text:s/></text:span><text:span text:style-name="T42">`bigquery-public-data.thelook_ecommerce.order_items`</text:span><text:span text:style-name="T43"><text:s/></text:span><text:span text:style-name="T44">AS</text:span><text:span text:style-name="T45"><text:s/></text:span><text:span text:style-name="T46">oi</text:span><text:span text:style-name="T47"><text:s/></text:span><text:span text:style-name="T48">ON</text:span><text:span text:style-name="T49"><text:s/></text:span><text:span text:style-name="T50">p</text:span><text:span text:style-name="T51">.</text:span><text:span text:style-name="T52">id</text:span><text:span text:style-name="T53"><text:s/>=<text:s/></text:span><text:span text:style-name="T54">oi</text:span><text:span text:style-name="T55">.</text:span><text:span text:style-name="T56">product_id</text:span></text:p>
      <text:p text:style-name="P2"><text:span text:style-name="T57">   <text:s/></text:span><text:span text:style-name="T58">WHERE</text:span></text:p>
      <text:p text:style-name="P2"><text:span text:style-name="T59">       <text:s/></text:span><text:span text:style-name="T60">oi</text:span><text:span text:style-name="T61">.</text:span><text:span text:style-name="T62">status</text:span><text:span text:style-name="T63"><text:s/></text:span><text:span text:style-name="T64">!=</text:span><text:span text:style-name="T65"><text:s/></text:span><text:span text:style-name="T66">'Cancelled'</text:span></text:p>
      <text:p text:style-name="P2"><text:span text:style-name="T67">   <text:s/></text:span><text:span text:style-name="T68">GROUP</text:span><text:span text:style-name="T69"><text:s/></text:span><text:span text:style-name="T70">BY</text:span><text:span text:style-name="T71"><text:s/></text:span></text:p>
      <text:p text:style-name="P2"><text:span text:style-name="T71">       <text:s/></text:span><text:span text:style-name="T72">product_id</text:span></text:p>
      <text:p text:style-name="P2"><text:span text:style-name="T73">)</text:span></text:p>
      <text:p text:style-name="P2"><text:span text:style-name="T74"/></text:p>
      <text:p text:style-name="P2"><text:span text:style-name="T75">SELECT</text:span><text:span text:style-name="T76"><text:s/></text:span></text:p>
      <text:p text:style-name="P2"><text:span text:style-name="T76">   <text:s/></text:span><text:span text:style-name="T77">p</text:span><text:span text:style-name="T78">.</text:span><text:span text:style-name="T79">id</text:span><text:span text:style-name="T80"><text:s/></text:span><text:span text:style-name="T81">AS</text:span><text:span text:style-name="T82"><text:s/></text:span><text:span text:style-name="T83">product_id</text:span><text:span text:style-name="T84">,</text:span></text:p>
      <text:p text:style-name="P2"><text:span text:style-name="T84">   <text:s/></text:span><text:span text:style-name="T85">p</text:span><text:span text:style-name="T86">.</text:span><text:span text:style-name="T87">name</text:span><text:span text:style-name="T88"><text:s/></text:span><text:span text:style-name="T89">AS</text:span><text:span text:style-name="T90"><text:s/></text:span><text:span text:style-name="T91">product_name</text:span><text:span text:style-name="T92">,</text:span></text:p>
      <text:p text:style-name="P2"><text:span text:style-name="T92">   <text:s/></text:span><text:span text:style-name="T93">p</text:span><text:span text:style-name="T94">.</text:span><text:span text:style-name="T95">category</text:span><text:span text:style-name="T96"><text:s/></text:span><text:span text:style-name="T97">AS</text:span><text:span text:style-name="T98"><text:s/></text:span><text:span text:style-name="T99">product_category</text:span><text:span text:style-name="T100">,</text:span></text:p>
      <text:p text:style-name="P2"><text:span text:style-name="T100">   <text:s/></text:span><text:span text:style-name="T101">p</text:span><text:span text:style-name="T102">.</text:span><text:span text:style-name="T103">department</text:span><text:span text:style-name="T104"><text:s/></text:span><text:span text:style-name="T105">AS</text:span><text:span text:style-name="T106"><text:s/></text:span><text:span text:style-name="T107">product_department</text:span><text:span text:style-name="T108">,</text:span></text:p>
      <text:p text:style-name="P2"><text:span text:style-name="T108">   <text:s/></text:span><text:span text:style-name="T109">p</text:span><text:span text:style-name="T110">.</text:span><text:span text:style-name="T111">brand</text:span><text:span text:style-name="T112"><text:s/></text:span><text:span text:style-name="T113">AS</text:span><text:span text:style-name="T114"><text:s/></text:span><text:span text:style-name="T115">product_brand</text:span><text:span text:style-name="T116">,</text:span></text:p>
      <text:p text:style-name="P2"><text:span text:style-name="T116">   <text:s/></text:span><text:span text:style-name="T117">p</text:span><text:span text:style-name="T118">.</text:span><text:span text:style-name="T119">cost</text:span><text:span text:style-name="T120"><text:s/></text:span><text:span text:style-name="T121">AS</text:span><text:span text:style-name="T122"><text:s/></text:span><text:span text:style-name="T123">product_cost</text:span><text:span text:style-name="T124">,</text:span></text:p>
      <text:p text:style-name="P2"><text:span text:style-name="T124">   <text:s/></text:span><text:span text:style-name="T125">p</text:span><text:span text:style-name="T126">.</text:span><text:span text:style-name="T127">retail_price</text:span><text:span text:style-name="T128"><text:s/></text:span><text:span text:style-name="T129">AS</text:span><text:span text:style-name="T130"><text:s/></text:span><text:span text:style-name="T131">product_retail_price</text:span><text:span text:style-name="T132">,</text:span></text:p>
      <text:p text:style-name="P2"><text:span text:style-name="T132">   <text:s/></text:span><text:span text:style-name="T133">oi</text:span><text:span text:style-name="T134">.</text:span><text:span text:style-name="T135">status</text:span><text:span text:style-name="T136"><text:s/></text:span><text:span text:style-name="T137">AS</text:span><text:span text:style-name="T138"><text:s/></text:span><text:span text:style-name="T139">order_item_status</text:span><text:span text:style-name="T140">,</text:span></text:p>
      <text:p text:style-name="P2"><text:span text:style-name="T140">   <text:s/></text:span><text:span text:style-name="T141">s</text:span><text:span text:style-name="T142">.</text:span><text:span text:style-name="T143">total_sales</text:span><text:span text:style-name="T144">,</text:span></text:p>
      <text:p text:style-name="P2"><text:span text:style-name="T144">   <text:s/></text:span><text:span text:style-name="T145">SUM</text:span><text:span text:style-name="T146">(</text:span><text:span text:style-name="T147">oi</text:span><text:span text:style-name="T148">.</text:span><text:span text:style-name="T149">sale_price</text:span><text:span text:style-name="T150"><text:s/></text:span><text:span text:style-name="T151">-</text:span><text:span text:style-name="T152"><text:s/></text:span><text:span text:style-name="T153">p</text:span><text:span text:style-name="T154">.</text:span><text:span text:style-name="T155">cost</text:span><text:span text:style-name="T156">)</text:span><text:span text:style-name="T157"><text:s/></text:span><text:span text:style-name="T158">AS</text:span><text:span text:style-name="T159"><text:s/></text:span><text:span text:style-name="T160">total_profit</text:span><text:span text:style-name="T161">,</text:span></text:p>
      <text:p text:style-name="P2"><text:span text:style-name="T161">   <text:s/></text:span><text:span text:style-name="T162">AVG</text:span><text:span text:style-name="T163">(</text:span><text:span text:style-name="T164">oi</text:span><text:span text:style-name="T165">.</text:span><text:span text:style-name="T166">sale_price</text:span><text:span text:style-name="T167">)</text:span><text:span text:style-name="T168"><text:s/></text:span><text:span text:style-name="T169">AS</text:span><text:span text:style-name="T170"><text:s/></text:span><text:span text:style-name="T171">avg_sale_price</text:span><text:span text:style-name="T172">,</text:span></text:p>
      <text:p text:style-name="P2"><text:span text:style-name="T172">   <text:s/></text:span><text:span text:style-name="T173">COUNTIF</text:span><text:span text:style-name="T174">(</text:span><text:span text:style-name="T175">oi</text:span><text:span text:style-name="T176">.</text:span><text:span text:style-name="T177">status</text:span><text:span text:style-name="T178"><text:s/>=<text:s/></text:span><text:span text:style-name="T179">'Returned'</text:span><text:span text:style-name="T180">)</text:span><text:span text:style-name="T181"><text:s/></text:span><text:span text:style-name="T182">/</text:span><text:span text:style-name="T183"><text:s/></text:span><text:span text:style-name="T184">s</text:span><text:span text:style-name="T185">.</text:span><text:span text:style-name="T186">total_sales</text:span><text:span text:style-name="T187"><text:s/></text:span><text:span text:style-name="T188">AS</text:span><text:span text:style-name="T189"><text:s/></text:span><text:span text:style-name="T190">return_rate</text:span><text:span text:style-name="T191">,</text:span></text:p>
      <text:p text:style-name="P2"><text:span text:style-name="T191">   <text:s/></text:span><text:span text:style-name="T192">u</text:span><text:span text:style-name="T193">.</text:span><text:span text:style-name="T194">gender</text:span><text:span text:style-name="T195"><text:s/></text:span><text:span text:style-name="T196">AS</text:span><text:span text:style-name="T197"><text:s/></text:span><text:span text:style-name="T198">user_gender</text:span><text:span text:style-name="T199">,</text:span></text:p>
      <text:p text:style-name="P2"><text:span text:style-name="T199">   <text:s/></text:span><text:span text:style-name="T200">u</text:span><text:span text:style-name="T201">.</text:span><text:span text:style-name="T202">age</text:span><text:span text:style-name="T203"><text:s/></text:span><text:span text:style-name="T204">AS</text:span><text:span text:style-name="T205"><text:s/></text:span><text:span text:style-name="T206">user_age</text:span><text:span text:style-name="T207">,</text:span></text:p>
      <text:p text:style-name="P2"><text:span text:style-name="T207">   <text:s/></text:span><text:span text:style-name="T208">u</text:span><text:span text:style-name="T209">.</text:span><text:span text:style-name="T210">country</text:span><text:span text:style-name="T211"><text:s/></text:span><text:span text:style-name="T212">AS</text:span><text:span text:style-name="T213"><text:s/></text:span><text:span text:style-name="T214">user_country</text:span><text:span text:style-name="T215">,</text:span></text:p>
      <text:p text:style-name="P2"><text:span text:style-name="T215">   <text:s/></text:span><text:span text:style-name="T216">u</text:span><text:span text:style-name="T217">.</text:span><text:span text:style-name="T218">latitude</text:span><text:span text:style-name="T219"><text:s/></text:span><text:span text:style-name="T220">AS</text:span><text:span text:style-name="T221"><text:s/></text:span><text:span text:style-name="T222">user_latitude</text:span><text:span text:style-name="T223">,</text:span></text:p>
      <text:p text:style-name="P2"><text:span text:style-name="T223">   <text:s/></text:span><text:span text:style-name="T224">u</text:span><text:span text:style-name="T225">.</text:span><text:span text:style-name="T226">longitude</text:span><text:span text:style-name="T227"><text:s/></text:span><text:span text:style-name="T228">AS</text:span><text:span text:style-name="T229"><text:s/></text:span><text:span text:style-name="T230">user_longitude</text:span><text:span text:style-name="T231">,</text:span></text:p>
      <text:p text:style-name="P2"><text:span text:style-name="T231">   <text:s/></text:span><text:span text:style-name="T232">oi</text:span><text:span text:style-name="T233">.</text:span><text:span text:style-name="T234">created_at</text:span><text:span text:style-name="T235"><text:s/></text:span><text:span text:style-name="T236">AS</text:span><text:span text:style-name="T237"><text:s/></text:span><text:span text:style-name="T238">order_item_created_at</text:span></text:p>
      <text:p text:style-name="P2"><text:span text:style-name="T239">FROM</text:span><text:span text:style-name="T240"><text:s/></text:span></text:p>
      <text:p text:style-name="P2"><text:span text:style-name="T240">   <text:s/></text:span><text:span text:style-name="T241">`bigquery-public-data.thelook_ecommerce.products`</text:span><text:span text:style-name="T242"><text:s/></text:span><text:span text:style-name="T243">AS</text:span><text:span text:style-name="T244"><text:s/></text:span><text:span text:style-name="T245">p</text:span></text:p>
      <text:p text:style-name="P2"><text:span text:style-name="T246">JOIN</text:span><text:span text:style-name="T247"><text:s/></text:span></text:p>
      <text:p text:style-name="P2"><text:span text:style-name="T247">   <text:s/></text:span><text:span text:style-name="T248">sales</text:span><text:span text:style-name="T249"><text:s/></text:span><text:span text:style-name="T250">AS</text:span><text:span text:style-name="T251"><text:s/></text:span><text:span text:style-name="T252">s</text:span><text:span text:style-name="T253"><text:s/></text:span><text:span text:style-name="T254">ON</text:span><text:span text:style-name="T255"><text:s/></text:span><text:span text:style-name="T256">p</text:span><text:span text:style-name="T257">.</text:span><text:span text:style-name="T258">id</text:span><text:span text:style-name="T259"><text:s/>=<text:s/></text:span><text:span text:style-name="T260">s</text:span><text:span text:style-name="T261">.</text:span><text:span text:style-name="T262">product_id</text:span></text:p>
      <text:p text:style-name="P2"><text:span text:style-name="T263">JOIN</text:span><text:span text:style-name="T264"><text:s/></text:span></text:p>
      <text:p text:style-name="P2"><text:span text:style-name="T264">   <text:s/></text:span><text:span text:style-name="T265">`bigquery-public-data.thelook_ecommerce.order_items`</text:span><text:span text:style-name="T266"><text:s/></text:span><text:span text:style-name="T267">AS</text:span><text:span text:style-name="T268"><text:s/></text:span><text:span text:style-name="T269">oi</text:span><text:span text:style-name="T270"><text:s/></text:span><text:span text:style-name="T271">ON</text:span><text:span text:style-name="T272"><text:s/></text:span><text:span text:style-name="T273">p</text:span><text:span text:style-name="T274">.</text:span><text:span text:style-name="T275">id</text:span><text:span text:style-name="T276"><text:s/>=<text:s/></text:span><text:span text:style-name="T277">oi</text:span><text:span text:style-name="T278">.</text:span><text:span text:style-name="T279">product_id</text:span></text:p>
      <text:p text:style-name="P2"><text:span text:style-name="T280">JOIN</text:span></text:p>
      <text:p text:style-name="P2"><text:span text:style-name="T281">   <text:s/></text:span><text:span text:style-name="T282">`bigquery-public-data.thelook_ecommerce.orders`</text:span><text:span text:style-name="T283"><text:s/></text:span><text:span text:style-name="T284">AS</text:span><text:span text:style-name="T285"><text:s/></text:span><text:span text:style-name="T286">o</text:span><text:span text:style-name="T287"><text:s/></text:span><text:span text:style-name="T288">ON</text:span><text:span text:style-name="T289"><text:s/></text:span><text:span text:style-name="T290">oi</text:span><text:span text:style-name="T291">.</text:span><text:span text:style-name="T292">order_id</text:span><text:span text:style-name="T293"><text:s/>=<text:s/></text:span><text:span text:style-name="T294">o</text:span><text:span text:style-name="T295">.</text:span><text:span text:style-name="T296">order_id</text:span></text:p>
      <text:p text:style-name="P2"><text:span text:style-name="T297">JOIN</text:span></text:p>
      <text:p text:style-name="P2"><text:span text:style-name="T298">   <text:s/></text:span><text:span text:style-name="T299">`bigquery-public-data.thelook_ecommerce.users`</text:span><text:span text:style-name="T300"><text:s/></text:span><text:span text:style-name="T301">AS</text:span><text:span text:style-name="T302"><text:s/></text:span><text:span text:style-name="T303">u</text:span><text:span text:style-name="T304"><text:s/></text:span><text:span text:style-name="T305">ON</text:span><text:span text:style-name="T306"><text:s/></text:span><text:span text:style-name="T307">o</text:span><text:span text:style-name="T308">.</text:span><text:span text:style-name="T309">user_id</text:span><text:span text:style-name="T310"><text:s/>=<text:s/></text:span><text:span text:style-name="T311">u</text:span><text:span text:style-name="T312">.</text:span><text:span text:style-name="T313">id</text:span></text:p>
      <text:p text:style-name="P2"><text:span text:style-name="T314">WHERE</text:span><text:span text:style-name="T315"><text:s/></text:span></text:p>
      <text:p text:style-name="P2"><text:span text:style-name="T315">   <text:s/></text:span><text:span text:style-name="T316">oi</text:span><text:span text:style-name="T317">.</text:span><text:span text:style-name="T318">status</text:span><text:span text:style-name="T319"><text:s/></text:span><text:span text:style-name="T320">!=</text:span><text:span text:style-name="T321"><text:s/></text:span><text:span text:style-name="T322">'Cancelled'</text:span></text:p>
      <text:p text:style-name="P2"><text:span text:style-name="T323">GROUP</text:span><text:span text:style-name="T324"><text:s/></text:span><text:span text:style-name="T325">BY</text:span><text:span text:style-name="T326"><text:s/></text:span></text:p>
      <text:p text:style-name="P2"><text:span text:style-name="T326">   <text:s/></text:span><text:span text:style-name="T327">product_id</text:span><text:span text:style-name="T328">,<text:s/></text:span><text:span text:style-name="T329">product_name</text:span><text:span text:style-name="T330">,<text:s/></text:span><text:span text:style-name="T331">product_category</text:span><text:span text:style-name="T332">,<text:s/></text:span><text:span text:style-name="T333">product_department</text:span><text:span text:style-name="T334">,<text:s/></text:span><text:span text:style-name="T335">product_brand</text:span><text:span text:style-name="T336">,<text:s/></text:span><text:span text:style-name="T337">product_cost</text:span><text:span text:style-name="T338">,<text:s/></text:span><text:span text:style-name="T339">product_retail_price</text:span><text:span text:style-name="T340">,<text:s/></text:span><text:span text:style-name="T341">order_item_status</text:span><text:span text:style-name="T342">,<text:s/></text:span><text:span text:style-name="T343">total_sales</text:span><text:span text:style-name="T344">,<text:s/></text:span><text:span text:style-name="T345">user_gender</text:span><text:span text:style-name="T346">,<text:s/></text:span><text:span text:style-name="T347">user_age</text:span><text:span text:style-name="T348">,<text:s/></text:span><text:span text:style-name="T349">user_country</text:span><text:span text:style-name="T350">,<text:s/></text:span><text:span text:style-name="T351">user_latitude</text:span><text:span text:style-name="T352">,<text:s/></text:span><text:span text:style-name="T353">user_longitude</text:span><text:span text:style-name="T354">,<text:s/></text:span><text:span text:style-name="T355">order_item_created_at</text:span><text:span text:style-name="T356">;</text:span></text:p>
      <text:p text:style-name="P2"><text:span text:style-name="T357"/></text:p>
      <text:p text:style-name="P2"><text:span text:style-name="T357"/></text:p>
      <text:p text:style-name="P2"><text:span text:style-name="T357"/></text:p>
      <text:p text:style-name="P3"><text:span text:style-name="T358">Demographic Composition</text:span></text:p>
      <text:p text:style-name="P4"><text:span text:style-name="T359"/></text:p>
      <text:p text:style-name="P4"><text:span text:style-name="T360">SELECT</text:span><text:span text:style-name="T361"><text:s/></text:span></text:p>
      <text:p text:style-name="P4"><text:span text:style-name="T361">   <text:s/></text:span><text:span text:style-name="T362">u</text:span><text:span text:style-name="T363">.</text:span><text:span text:style-name="T364">id</text:span><text:span text:style-name="T365"><text:s/></text:span><text:span text:style-name="T366">AS</text:span><text:span text:style-name="T367"><text:s/></text:span><text:span text:style-name="T368">user_id</text:span><text:span text:style-name="T369">,</text:span></text:p>
      <text:p text:style-name="P4"><text:span text:style-name="T369">   <text:s/></text:span><text:span text:style-name="T370">u</text:span><text:span text:style-name="T371">.</text:span><text:span text:style-name="T372">gender</text:span><text:span text:style-name="T373">,</text:span></text:p>
      <text:p text:style-name="P4"><text:span text:style-name="T373">   <text:s/></text:span><text:span text:style-name="T374">u</text:span><text:span text:style-name="T375">.</text:span><text:span text:style-name="T376">age</text:span><text:span text:style-name="T377">,</text:span></text:p>
      <text:p text:style-name="P4"><text:span text:style-name="T377">   <text:s/></text:span><text:span text:style-name="T378">u</text:span><text:span text:style-name="T379">.</text:span><text:span text:style-name="T380">state</text:span><text:span text:style-name="T381">,</text:span></text:p>
      <text:p text:style-name="P4"><text:span text:style-name="T381">   <text:s/></text:span><text:span text:style-name="T382">u</text:span><text:span text:style-name="T383">.</text:span><text:span text:style-name="T384">city</text:span><text:span text:style-name="T385">,</text:span></text:p>
      <text:p text:style-name="P4"><text:span text:style-name="T385">   <text:s/></text:span><text:span text:style-name="T386">u</text:span><text:span text:style-name="T387">.</text:span><text:span text:style-name="T388">country</text:span><text:span text:style-name="T389">,</text:span></text:p>
      <text:p text:style-name="P4"><text:span text:style-name="T389">   <text:s/></text:span><text:span text:style-name="T390">u</text:span><text:span text:style-name="T391">.</text:span><text:span text:style-name="T392">latitude</text:span><text:span text:style-name="T393">,</text:span></text:p>
      <text:p text:style-name="P4"><text:span text:style-name="T393">   <text:s/></text:span><text:span text:style-name="T394">u</text:span><text:span text:style-name="T395">.</text:span><text:span text:style-name="T396">longitude</text:span><text:span text:style-name="T397">,</text:span></text:p>
      <text:p text:style-name="P4"><text:span text:style-name="T397">   <text:s/></text:span><text:span text:style-name="T398">u</text:span><text:span text:style-name="T399">.</text:span><text:span text:style-name="T400">traffic_source</text:span><text:span text:style-name="T401">,</text:span></text:p>
      <text:p text:style-name="P4"><text:span text:style-name="T401">   <text:s/></text:span><text:span text:style-name="T402">COUNT</text:span><text:span text:style-name="T403">(</text:span><text:span text:style-name="T404">DISTINCT</text:span><text:span text:style-name="T405"><text:s/></text:span><text:span text:style-name="T406">o</text:span><text:span text:style-name="T407">.</text:span><text:span text:style-name="T408">order_id</text:span><text:span text:style-name="T409">)</text:span><text:span text:style-name="T410"><text:s/></text:span><text:span text:style-name="T411">AS</text:span><text:span text:style-name="T412"><text:s/></text:span><text:span text:style-name="T413">num_orders</text:span><text:span text:style-name="T414">,</text:span></text:p>
      <text:p text:style-name="P4"><text:span text:style-name="T414">   <text:s/></text:span><text:span text:style-name="T415">AVG</text:span><text:span text:style-name="T416">(</text:span><text:span text:style-name="T417">o</text:span><text:span text:style-name="T418">.</text:span><text:span text:style-name="T419">num_of_item</text:span><text:span text:style-name="T420">)</text:span><text:span text:style-name="T421"><text:s/></text:span><text:span text:style-name="T422">AS</text:span><text:span text:style-name="T423"><text:s/></text:span><text:span text:style-name="T424">avg_items_per_order</text:span></text:p>
      <text:p text:style-name="P4"><text:span text:style-name="T425">FROM</text:span><text:span text:style-name="T426"><text:s/></text:span></text:p>
      <text:p text:style-name="P4"><text:span text:style-name="T426">   <text:s/></text:span><text:span text:style-name="T427">`bigquery-public-data.thelook_ecommerce.users`</text:span><text:span text:style-name="T428"><text:s/></text:span><text:span text:style-name="T429">AS</text:span><text:span text:style-name="T430"><text:s/></text:span><text:span text:style-name="T431">u</text:span></text:p>
      <text:p text:style-name="P4"><text:span text:style-name="T432">LEFT</text:span><text:span text:style-name="T433"><text:s/></text:span><text:span text:style-name="T434">JOIN</text:span><text:span text:style-name="T435"><text:s/></text:span></text:p>
      <text:p text:style-name="P4"><text:span text:style-name="T435">   <text:s/></text:span><text:span text:style-name="T436">`bigquery-public-data.thelook_ecommerce.orders`</text:span><text:span text:style-name="T437"><text:s/></text:span><text:span text:style-name="T438">AS</text:span><text:span text:style-name="T439"><text:s/></text:span><text:span text:style-name="T440">o</text:span><text:span text:style-name="T441"><text:s/></text:span><text:span text:style-name="T442">ON</text:span><text:span text:style-name="T443"><text:s/></text:span><text:span text:style-name="T444">u</text:span><text:span text:style-name="T445">.</text:span><text:span text:style-name="T446">id</text:span><text:span text:style-name="T447"><text:s/>=<text:s/></text:span><text:span text:style-name="T448">o</text:span><text:span text:style-name="T449">.</text:span><text:span text:style-name="T450">user_id</text:span></text:p>
      <text:p text:style-name="P4"><text:span text:style-name="T451">GROUP</text:span><text:span text:style-name="T452"><text:s/></text:span><text:span text:style-name="T453">BY</text:span><text:span text:style-name="T454"><text:s/></text:span></text:p>
      <text:p text:style-name="P4"><text:span text:style-name="T454">   <text:s/></text:span><text:span text:style-name="T455">user_id</text:span><text:span text:style-name="T456">,<text:s/></text:span><text:span text:style-name="T457">gender</text:span><text:span text:style-name="T458">,<text:s/></text:span><text:span text:style-name="T459">age</text:span><text:span text:style-name="T460">,<text:s/></text:span><text:span text:style-name="T461">state</text:span><text:span text:style-name="T462">,<text:s/></text:span><text:span text:style-name="T463">city</text:span><text:span text:style-name="T464">,<text:s/></text:span><text:span text:style-name="T465">country</text:span><text:span text:style-name="T466">,<text:s/></text:span><text:span text:style-name="T467">latitude</text:span><text:span text:style-name="T468">,<text:s/></text:span><text:span text:style-name="T469">longitude</text:span><text:span text:style-name="T470">,<text:s/></text:span><text:span text:style-name="T471">traffic_source</text:span><text:span text:style-name="T472">;</text:span></text:p>
      <text:p text:style-name="P4"><text:span text:style-name="T473"/></text:p>
      <text:p text:style-name="P4"><text:span text:style-name="T473"/></text:p>
      <text:p text:style-name="P4"><text:span text:style-name="T473"/></text:p>
      <text:p text:style-name="P5"><text:span text:style-name="T474"/></text:p>
      <text:p text:style-name="P5"><text:span text:style-name="T474">Inventory Status</text:span></text:p>
      <text:p text:style-name="P5"><text:span text:style-name="T475"/></text:p>
      <text:p text:style-name="P6"><text:span text:style-name="T476">SELECT</text:span><text:span text:style-name="T477"><text:s/></text:span></text:p>
      <text:p text:style-name="P6"><text:span text:style-name="T478">   <text:s/></text:span><text:span text:style-name="T479">dc</text:span><text:span text:style-name="T480">.</text:span><text:span text:style-name="T481">id</text:span><text:span text:style-name="T482"><text:s/></text:span><text:span text:style-name="T483">AS</text:span><text:span text:style-name="T484"><text:s/></text:span><text:span text:style-name="T485">center_id</text:span><text:span text:style-name="T486">,</text:span></text:p>
      <text:p text:style-name="P6"><text:span text:style-name="T486">   <text:s/></text:span><text:span text:style-name="T487">dc</text:span><text:span text:style-name="T488">.</text:span><text:span text:style-name="T489">name</text:span><text:span text:style-name="T490"><text:s/></text:span><text:span text:style-name="T491">AS</text:span><text:span text:style-name="T492"><text:s/></text:span><text:span text:style-name="T493">center_name</text:span><text:span text:style-name="T494">,</text:span></text:p>
      <text:p text:style-name="P6"><text:span text:style-name="T494">   <text:s/></text:span><text:span text:style-name="T495">dc</text:span><text:span text:style-name="T496">.</text:span><text:span text:style-name="T497">latitude</text:span><text:span text:style-name="T498"><text:s/></text:span><text:span text:style-name="T499">AS</text:span><text:span text:style-name="T500"><text:s/></text:span><text:span text:style-name="T501">center_latitude</text:span><text:span text:style-name="T502">,</text:span></text:p>
      <text:p text:style-name="P6"><text:span text:style-name="T502">   <text:s/></text:span><text:span text:style-name="T503">dc</text:span><text:span text:style-name="T504">.</text:span><text:span text:style-name="T505">longitude</text:span><text:span text:style-name="T506"><text:s/></text:span><text:span text:style-name="T507">AS</text:span><text:span text:style-name="T508"><text:s/></text:span><text:span text:style-name="T509">center_longitude</text:span><text:span text:style-name="T510">,</text:span></text:p>
      <text:p text:style-name="P6"><text:span text:style-name="T510">   <text:s/></text:span><text:span text:style-name="T511">ii</text:span><text:span text:style-name="T512">.</text:span><text:span text:style-name="T513">product_id</text:span><text:span text:style-name="T514">,</text:span></text:p>
      <text:p text:style-name="P6"><text:span text:style-name="T514">   <text:s/></text:span><text:span text:style-name="T515">p</text:span><text:span text:style-name="T516">.</text:span><text:span text:style-name="T517">name</text:span><text:span text:style-name="T518"><text:s/></text:span><text:span text:style-name="T519">AS</text:span><text:span text:style-name="T520"><text:s/></text:span><text:span text:style-name="T521">product_name</text:span><text:span text:style-name="T522">,</text:span></text:p>
      <text:p text:style-name="P6"><text:span text:style-name="T522">   <text:s/></text:span><text:span text:style-name="T523">p</text:span><text:span text:style-name="T524">.</text:span><text:span text:style-name="T525">category</text:span><text:span text:style-name="T526"><text:s/></text:span><text:span text:style-name="T527">AS</text:span><text:span text:style-name="T528"><text:s/></text:span><text:span text:style-name="T529">product_category</text:span><text:span text:style-name="T530">,</text:span></text:p>
      <text:p text:style-name="P6"><text:span text:style-name="T530">   <text:s/></text:span><text:span text:style-name="T531">p</text:span><text:span text:style-name="T532">.</text:span><text:span text:style-name="T533">department</text:span><text:span text:style-name="T534"><text:s/></text:span><text:span text:style-name="T535">AS</text:span><text:span text:style-name="T536"><text:s/></text:span><text:span text:style-name="T537">product_department</text:span><text:span text:style-name="T538">,</text:span></text:p>
      <text:p text:style-name="P6"><text:span text:style-name="T538">   <text:s/></text:span><text:span text:style-name="T539">COUNT</text:span><text:span text:style-name="T540">(*)</text:span><text:span text:style-name="T541"><text:s/></text:span><text:span text:style-name="T542">AS</text:span><text:span text:style-name="T543"><text:s/></text:span><text:span text:style-name="T544">inventory_count</text:span><text:span text:style-name="T545">,</text:span></text:p>
      <text:p text:style-name="P6"><text:span text:style-name="T545">   <text:s/></text:span><text:span text:style-name="T546">COUNTIF</text:span><text:span text:style-name="T547">(</text:span><text:span text:style-name="T548">ii</text:span><text:span text:style-name="T549">.</text:span><text:span text:style-name="T550">sold_at</text:span><text:span text:style-name="T551"><text:s/></text:span><text:span text:style-name="T552">IS</text:span><text:span text:style-name="T553"><text:s/></text:span><text:span text:style-name="T554">NOT</text:span><text:span text:style-name="T555"><text:s/></text:span><text:span text:style-name="T556">NULL</text:span><text:span text:style-name="T557">)</text:span><text:span text:style-name="T558"><text:s/></text:span><text:span text:style-name="T559">AS</text:span><text:span text:style-name="T560"><text:s/></text:span><text:span text:style-name="T561">sold_count</text:span><text:span text:style-name="T562">,</text:span></text:p>
      <text:p text:style-name="P6"><text:span text:style-name="T562">   <text:s/></text:span><text:span text:style-name="T563">COUNTIF</text:span><text:span text:style-name="T564">(</text:span><text:span text:style-name="T565">ii</text:span><text:span text:style-name="T566">.</text:span><text:span text:style-name="T567">sold_at</text:span><text:span text:style-name="T568"><text:s/></text:span><text:span text:style-name="T569">IS</text:span><text:span text:style-name="T570"><text:s/></text:span><text:span text:style-name="T571">NULL</text:span><text:span text:style-name="T572">)</text:span><text:span text:style-name="T573"><text:s/></text:span><text:span text:style-name="T574">+</text:span><text:span text:style-name="T575"><text:s/></text:span><text:span text:style-name="T576">COUNTIF</text:span><text:span text:style-name="T577">(</text:span><text:span text:style-name="T578">IFNULL</text:span><text:span text:style-name="T579">(</text:span><text:span text:style-name="T580">oi</text:span><text:span text:style-name="T581">.</text:span><text:span text:style-name="T582">status</text:span><text:span text:style-name="T583">,<text:s/></text:span><text:span text:style-name="T584">''</text:span><text:span text:style-name="T585">)</text:span><text:span text:style-name="T586"><text:s/>=<text:s/></text:span><text:span text:style-name="T587">'Returned'</text:span><text:span text:style-name="T588">)</text:span><text:span text:style-name="T589"><text:s/></text:span><text:span text:style-name="T590">AS</text:span><text:span text:style-name="T591"><text:s/></text:span><text:span text:style-name="T592">available_stock</text:span><text:span text:style-name="T593">,</text:span></text:p>
      <text:p text:style-name="P6"><text:span text:style-name="T593">   <text:s/></text:span><text:span text:style-name="T594">COUNTIF</text:span><text:span text:style-name="T595">(</text:span><text:span text:style-name="T596">oi</text:span><text:span text:style-name="T597">.</text:span><text:span text:style-name="T598">status</text:span><text:span text:style-name="T599"><text:s/>=<text:s/></text:span><text:span text:style-name="T600">'Returned'</text:span><text:span text:style-name="T601">)</text:span><text:span text:style-name="T602"><text:s/></text:span><text:span text:style-name="T603">AS</text:span><text:span text:style-name="T604"><text:s/></text:span><text:span text:style-name="T605">return_count</text:span></text:p>
      <text:p text:style-name="P6"><text:span text:style-name="T606">FROM</text:span><text:span text:style-name="T607"><text:s/></text:span></text:p>
      <text:p text:style-name="P6"><text:span text:style-name="T607">   <text:s/></text:span><text:span text:style-name="T608">`bigquery-public-data.thelook_ecommerce.inventory_items`</text:span><text:span text:style-name="T609"><text:s/></text:span><text:span text:style-name="T610">AS</text:span><text:span text:style-name="T611"><text:s/></text:span><text:span text:style-name="T612">ii</text:span></text:p>
      <text:p text:style-name="P6"><text:span text:style-name="T613">JOIN</text:span></text:p>
      <text:p text:style-name="P6"><text:span text:style-name="T614">   <text:s/></text:span><text:span text:style-name="T615">`bigquery-public-data.thelook_ecommerce.distribution_centers`</text:span><text:span text:style-name="T616"><text:s/></text:span><text:span text:style-name="T617">AS</text:span><text:span text:style-name="T618"><text:s/></text:span><text:span text:style-name="T619">dc</text:span><text:span text:style-name="T620"><text:s/></text:span><text:span text:style-name="T621">ON</text:span><text:span text:style-name="T622"><text:s/></text:span><text:span text:style-name="T623">ii</text:span><text:span text:style-name="T624">.</text:span><text:span text:style-name="T625">product_distribution_center_id</text:span><text:span text:style-name="T626"><text:s/>=<text:s/></text:span><text:span text:style-name="T627">dc</text:span><text:span text:style-name="T628">.</text:span><text:span text:style-name="T629">id</text:span></text:p>
      <text:p text:style-name="P6"><text:span text:style-name="T630">JOIN</text:span></text:p>
      <text:p text:style-name="P6"><text:span text:style-name="T631">   <text:s/></text:span><text:span text:style-name="T632">`bigquery-public-data.thelook_ecommerce.products`</text:span><text:span text:style-name="T633"><text:s/></text:span><text:span text:style-name="T634">AS</text:span><text:span text:style-name="T635"><text:s/></text:span><text:span text:style-name="T636">p</text:span><text:span text:style-name="T637"><text:s/></text:span><text:span text:style-name="T638">ON</text:span><text:span text:style-name="T639"><text:s/></text:span><text:span text:style-name="T640">ii</text:span><text:span text:style-name="T641">.</text:span><text:span text:style-name="T642">product_id</text:span><text:span text:style-name="T643"><text:s/>=<text:s/></text:span><text:span text:style-name="T644">p</text:span><text:span text:style-name="T645">.</text:span><text:span text:style-name="T646">id</text:span></text:p>
      <text:p text:style-name="P6"><text:span text:style-name="T647">LEFT</text:span><text:span text:style-name="T648"><text:s/></text:span><text:span text:style-name="T649">JOIN</text:span></text:p>
      <text:p text:style-name="P6"><text:span text:style-name="T650">   <text:s/></text:span><text:span text:style-name="T651">`bigquery-public-data.thelook_ecommerce.order_items`</text:span><text:span text:style-name="T652"><text:s/></text:span><text:span text:style-name="T653">AS</text:span><text:span text:style-name="T654"><text:s/></text:span><text:span text:style-name="T655">oi</text:span><text:span text:style-name="T656"><text:s/></text:span><text:span text:style-name="T657">ON</text:span><text:span text:style-name="T658"><text:s/></text:span><text:span text:style-name="T659">ii</text:span><text:span text:style-name="T660">.</text:span><text:span text:style-name="T661">id</text:span><text:span text:style-name="T662"><text:s/>=<text:s/></text:span><text:span text:style-name="T663">oi</text:span><text:span text:style-name="T664">.</text:span><text:span text:style-name="T665">inventory_item_id</text:span></text:p>
      <text:p text:style-name="P6"><text:span text:style-name="T666">GROUP</text:span><text:span text:style-name="T667"><text:s/></text:span><text:span text:style-name="T668">BY</text:span><text:span text:style-name="T669"><text:s/></text:span></text:p>
      <text:p text:style-name="P6"><text:span text:style-name="T669">   <text:s/></text:span><text:span text:style-name="T670">center_id</text:span><text:span text:style-name="T671">,<text:s/></text:span><text:span text:style-name="T672">center_name</text:span><text:span text:style-name="T673">,<text:s/></text:span><text:span text:style-name="T674">center_latitude</text:span><text:span text:style-name="T675">,<text:s/></text:span><text:span text:style-name="T676">center_longitude</text:span><text:span text:style-name="T677">,<text:s/></text:span><text:span text:style-name="T678">ii</text:span><text:span text:style-name="T679">.</text:span><text:span text:style-name="T680">product_id</text:span><text:span text:style-name="T681">,<text:s/></text:span><text:span text:style-name="T682">product_name</text:span><text:span text:style-name="T683">,<text:s/></text:span><text:span text:style-name="T684">product_category</text:span><text:span text:style-name="T685">,<text:s/></text:span><text:span text:style-name="T686">product_department</text:span><text:span text:style-name="T687">;</text:span></text:p>
      <text:p text:style-name="P6"><text:span text:style-name="T688"/></text:p>
      <text:p text:style-name="P6"><text:span text:style-name="T688"/></text:p>
      <text:p text:style-name="P6"><text:span text:style-name="T688"/></text:p>
      <text:p text:style-name="P7"><text:span text:style-name="T689"/></text:p>
      <text:p text:style-name="P7"><text:span text:style-name="T689">Order Status</text:span></text:p>
      <text:p text:style-name="P7"><text:span text:style-name="T690"/></text:p>
      <text:p text:style-name="P8"><text:span text:style-name="T691">SELECT</text:span><text:span text:style-name="T692"><text:s/></text:span></text:p>
      <text:p text:style-name="P8"><text:span text:style-name="T692">   <text:s/></text:span><text:span text:style-name="T693">o</text:span><text:span text:style-name="T694">.</text:span><text:span text:style-name="T695">user_id</text:span><text:span text:style-name="T696">,</text:span></text:p>
      <text:p text:style-name="P8"><text:span text:style-name="T696">   <text:s/></text:span><text:span text:style-name="T697">u</text:span><text:span text:style-name="T698">.</text:span><text:span text:style-name="T699">gender</text:span><text:span text:style-name="T700"><text:s/></text:span><text:span text:style-name="T701">AS</text:span><text:span text:style-name="T702"><text:s/></text:span><text:span text:style-name="T703">user_gender</text:span><text:span text:style-name="T704">,</text:span></text:p>
      <text:p text:style-name="P8"><text:span text:style-name="T704">   <text:s/></text:span><text:span text:style-name="T705">u</text:span><text:span text:style-name="T706">.</text:span><text:span text:style-name="T707">age</text:span><text:span text:style-name="T708"><text:s/></text:span><text:span text:style-name="T709">AS</text:span><text:span text:style-name="T710"><text:s/></text:span><text:span text:style-name="T711">user_age</text:span><text:span text:style-name="T712">,</text:span></text:p>
      <text:p text:style-name="P8"><text:span text:style-name="T712">   <text:s/></text:span><text:span text:style-name="T713">u</text:span><text:span text:style-name="T714">.</text:span><text:span text:style-name="T715">state</text:span><text:span text:style-name="T716"><text:s/></text:span><text:span text:style-name="T717">AS</text:span><text:span text:style-name="T718"><text:s/></text:span><text:span text:style-name="T719">user_state</text:span><text:span text:style-name="T720">,</text:span></text:p>
      <text:p text:style-name="P8"><text:span text:style-name="T720">   <text:s/></text:span><text:span text:style-name="T721">u</text:span><text:span text:style-name="T722">.</text:span><text:span text:style-name="T723">country</text:span><text:span text:style-name="T724"><text:s/></text:span><text:span text:style-name="T725">AS</text:span><text:span text:style-name="T726"><text:s/></text:span><text:span text:style-name="T727">user_country</text:span><text:span text:style-name="T728">,</text:span></text:p>
      <text:p text:style-name="P8"><text:span text:style-name="T728">   <text:s/></text:span><text:span text:style-name="T729">u</text:span><text:span text:style-name="T730">.</text:span><text:span text:style-name="T731">latitude</text:span><text:span text:style-name="T732"><text:s/></text:span><text:span text:style-name="T733">AS</text:span><text:span text:style-name="T734"><text:s/></text:span><text:span text:style-name="T735">user_latitude</text:span><text:span text:style-name="T736">,</text:span></text:p>
      <text:p text:style-name="P8"><text:span text:style-name="T736">   <text:s/></text:span><text:span text:style-name="T737">u</text:span><text:span text:style-name="T738">.</text:span><text:span text:style-name="T739">longitude</text:span><text:span text:style-name="T740"><text:s/></text:span><text:span text:style-name="T741">AS</text:span><text:span text:style-name="T742"><text:s/></text:span><text:span text:style-name="T743">user_longitude</text:span><text:span text:style-name="T744">,</text:span></text:p>
      <text:p text:style-name="P8"><text:span text:style-name="T744">   <text:s/></text:span><text:span text:style-name="T745">COUNT</text:span><text:span text:style-name="T746">(</text:span><text:span text:style-name="T747">DISTINCT</text:span><text:span text:style-name="T748"><text:s/></text:span><text:span text:style-name="T749">o</text:span><text:span text:style-name="T750">.</text:span><text:span text:style-name="T751">order_id</text:span><text:span text:style-name="T752">)</text:span><text:span text:style-name="T753"><text:s/></text:span><text:span text:style-name="T754">AS</text:span><text:span text:style-name="T755"><text:s/></text:span><text:span text:style-name="T756">total_orders</text:span><text:span text:style-name="T757">,</text:span></text:p>
      <text:p text:style-name="P8"><text:span text:style-name="T757">   <text:s/></text:span><text:span text:style-name="T758">AVG</text:span><text:span text:style-name="T759">(</text:span><text:span text:style-name="T760">oi</text:span><text:span text:style-name="T761">.</text:span><text:span text:style-name="T762">sale_price</text:span><text:span text:style-name="T763">)</text:span><text:span text:style-name="T764"><text:s/></text:span><text:span text:style-name="T765">AS</text:span><text:span text:style-name="T766"><text:s/></text:span><text:span text:style-name="T767">avg_order_value</text:span><text:span text:style-name="T768">,</text:span></text:p>
      <text:p text:style-name="P8"><text:span text:style-name="T768">   <text:s/></text:span><text:span text:style-name="T769">COUNTIF</text:span><text:span text:style-name="T770">(</text:span><text:span text:style-name="T771">oi</text:span><text:span text:style-name="T772">.</text:span><text:span text:style-name="T773">status</text:span><text:span text:style-name="T774"><text:s/>=<text:s/></text:span><text:span text:style-name="T775">'Returned'</text:span><text:span text:style-name="T776">)</text:span><text:span text:style-name="T777"><text:s/></text:span><text:span text:style-name="T778">AS</text:span><text:span text:style-name="T779"><text:s/></text:span><text:span text:style-name="T780">num_returns</text:span><text:span text:style-name="T781">,</text:span></text:p>
      <text:p text:style-name="P8"><text:span text:style-name="T781">   <text:s/></text:span><text:span text:style-name="T782">COUNTIF</text:span><text:span text:style-name="T783">(</text:span><text:span text:style-name="T784">o</text:span><text:span text:style-name="T785">.</text:span><text:span text:style-name="T786">status</text:span><text:span text:style-name="T787"><text:s/>=<text:s/></text:span><text:span text:style-name="T788">'Processing'</text:span><text:span text:style-name="T789">)</text:span><text:span text:style-name="T790"><text:s/></text:span><text:span text:style-name="T791">AS</text:span><text:span text:style-name="T792"><text:s/></text:span><text:span text:style-name="T793">num_processing</text:span><text:span text:style-name="T794">,</text:span></text:p>
      <text:p text:style-name="P8"><text:span text:style-name="T794">   <text:s/></text:span><text:span text:style-name="T795">COUNTIF</text:span><text:span text:style-name="T796">(</text:span><text:span text:style-name="T797">o</text:span><text:span text:style-name="T798">.</text:span><text:span text:style-name="T799">status</text:span><text:span text:style-name="T800"><text:s/>=<text:s/></text:span><text:span text:style-name="T801">'Shipped'</text:span><text:span text:style-name="T802">)</text:span><text:span text:style-name="T803"><text:s/></text:span><text:span text:style-name="T804">AS</text:span><text:span text:style-name="T805"><text:s/></text:span><text:span text:style-name="T806">num_shipped</text:span><text:span text:style-name="T807">,</text:span></text:p>
      <text:p text:style-name="P8"><text:span text:style-name="T807">   <text:s/></text:span><text:span text:style-name="T808">COUNTIF</text:span><text:span text:style-name="T809">(</text:span><text:span text:style-name="T810">o</text:span><text:span text:style-name="T811">.</text:span><text:span text:style-name="T812">status</text:span><text:span text:style-name="T813"><text:s/>=<text:s/></text:span><text:span text:style-name="T814">'Complete'</text:span><text:span text:style-name="T815">)</text:span><text:span text:style-name="T816"><text:s/></text:span><text:span text:style-name="T817">AS</text:span><text:span text:style-name="T818"><text:s/></text:span><text:span text:style-name="T819">num_complete</text:span><text:span text:style-name="T820">,</text:span></text:p>
      <text:p text:style-name="P8"><text:span text:style-name="T820">   <text:s/></text:span><text:span text:style-name="T821">COUNTIF</text:span><text:span text:style-name="T822">(</text:span><text:span text:style-name="T823">o</text:span><text:span text:style-name="T824">.</text:span><text:span text:style-name="T825">status</text:span><text:span text:style-name="T826"><text:s/>=<text:s/></text:span><text:span text:style-name="T827">'Cancelled'</text:span><text:span text:style-name="T828">)</text:span><text:span text:style-name="T829"><text:s/></text:span><text:span text:style-name="T830">AS</text:span><text:span text:style-name="T831"><text:s/></text:span><text:span text:style-name="T832">num_cancelled</text:span></text:p>
      <text:p text:style-name="P8"><text:span text:style-name="T833">FROM</text:span><text:span text:style-name="T834"><text:s/></text:span></text:p>
      <text:p text:style-name="P8"><text:span text:style-name="T834">   <text:s/></text:span><text:span text:style-name="T835">`bigquery-public-data.thelook_ecommerce.orders`</text:span><text:span text:style-name="T836"><text:s/></text:span><text:span text:style-name="T837">AS</text:span><text:span text:style-name="T838"><text:s/></text:span><text:span text:style-name="T839">o</text:span></text:p>
      <text:p text:style-name="P8"><text:span text:style-name="T840">JOIN</text:span><text:span text:style-name="T841"><text:s/></text:span></text:p>
      <text:p text:style-name="P8"><text:span text:style-name="T841">   <text:s/></text:span><text:span text:style-name="T842">`bigquery-public-data.thelook_ecommerce.users`</text:span><text:span text:style-name="T843"><text:s/></text:span><text:span text:style-name="T844">AS</text:span><text:span text:style-name="T845"><text:s/></text:span><text:span text:style-name="T846">u</text:span><text:span text:style-name="T847"><text:s/></text:span><text:span text:style-name="T848">ON</text:span><text:span text:style-name="T849"><text:s/></text:span><text:span text:style-name="T850">o</text:span><text:span text:style-name="T851">.</text:span><text:span text:style-name="T852">user_id</text:span><text:span text:style-name="T853"><text:s/>=<text:s/></text:span><text:span text:style-name="T854">u</text:span><text:span text:style-name="T855">.</text:span><text:span text:style-name="T856">id</text:span></text:p>
      <text:p text:style-name="P8"><text:span text:style-name="T857">LEFT</text:span><text:span text:style-name="T858"><text:s/></text:span><text:span text:style-name="T859">JOIN</text:span><text:span text:style-name="T860"><text:s/></text:span></text:p>
      <text:p text:style-name="P8"><text:span text:style-name="T860">   <text:s/></text:span><text:span text:style-name="T861">`bigquery-public-data.thelook_ecommerce.order_items`</text:span><text:span text:style-name="T862"><text:s/></text:span><text:span text:style-name="T863">AS</text:span><text:span text:style-name="T864"><text:s/></text:span><text:span text:style-name="T865">oi</text:span><text:span text:style-name="T866"><text:s/></text:span><text:span text:style-name="T867">ON</text:span><text:span text:style-name="T868"><text:s/></text:span><text:span text:style-name="T869">o</text:span><text:span text:style-name="T870">.</text:span><text:span text:style-name="T871">order_id</text:span><text:span text:style-name="T872"><text:s/>=<text:s/></text:span><text:span text:style-name="T873">oi</text:span><text:span text:style-name="T874">.</text:span><text:span text:style-name="T875">order_id</text:span></text:p>
      <text:p text:style-name="P8"><text:span text:style-name="T876">GROUP</text:span><text:span text:style-name="T877"><text:s/></text:span><text:span text:style-name="T878">BY</text:span><text:span text:style-name="T879"><text:s/></text:span></text:p>
      <text:p text:style-name="P8"><text:span text:style-name="T879">   <text:s/></text:span><text:span text:style-name="T880">user_id</text:span><text:span text:style-name="T881">,<text:s/></text:span><text:span text:style-name="T882">user_gender</text:span><text:span text:style-name="T883">,<text:s/></text:span><text:span text:style-name="T884">user_age</text:span><text:span text:style-name="T885">,<text:s/></text:span><text:span text:style-name="T886">user_state</text:span><text:span text:style-name="T887">,<text:s/></text:span><text:span text:style-name="T888">user_country</text:span><text:span text:style-name="T889">,<text:s/></text:span><text:span text:style-name="T890">user_latitude</text:span><text:span text:style-name="T891">,<text:s/></text:span><text:span text:style-name="T892">user_longitude</text:span><text:span text:style-name="T893">;</text:span></text:p>
      <text:p text:style-name="P8"><text:span text:style-name="T894"/></text:p>
      <text:p text:style-name="P8"><text:span text:style-name="T894"/></text:p>
      <text:p text:style-name="P8"><text:span text:style-name="T894"/></text:p>
      <text:p text:style-name="P9"><text:span text:style-name="T895"/></text:p>
      <text:p text:style-name="P9"><text:span text:style-name="T895"/></text:p>
      <text:p text:style-name="P9"><text:span text:style-name="T895">Website Activities</text:span></text:p>
      <text:p text:style-name="P9"><text:span text:style-name="T896"/></text:p>
      <text:p text:style-name="P10"><text:span text:style-name="T897">SELECT</text:span><text:span text:style-name="T898"><text:s/></text:span></text:p>
      <text:p text:style-name="P10"><text:span text:style-name="T898">   <text:s/></text:span><text:span text:style-name="T899">u</text:span><text:span text:style-name="T900">.</text:span><text:span text:style-name="T901">id</text:span><text:span text:style-name="T902"><text:s/></text:span><text:span text:style-name="T903">AS</text:span><text:span text:style-name="T904"><text:s/></text:span><text:span text:style-name="T905">user_id</text:span><text:span text:style-name="T906">,</text:span></text:p>
      <text:p text:style-name="P10"><text:span text:style-name="T906">   <text:s/></text:span><text:span text:style-name="T907">u</text:span><text:span text:style-name="T908">.</text:span><text:span text:style-name="T909">gender</text:span><text:span text:style-name="T910">,</text:span></text:p>
      <text:p text:style-name="P10"><text:span text:style-name="T910">   <text:s/></text:span><text:span text:style-name="T911">u</text:span><text:span text:style-name="T912">.</text:span><text:span text:style-name="T913">age</text:span><text:span text:style-name="T914">,</text:span></text:p>
      <text:p text:style-name="P10"><text:span text:style-name="T914">   <text:s/></text:span><text:span text:style-name="T915">e</text:span><text:span text:style-name="T916">.</text:span><text:span text:style-name="T917">uri</text:span><text:span text:style-name="T918">,</text:span></text:p>
      <text:p text:style-name="P10"><text:span text:style-name="T918">   <text:s/></text:span><text:span text:style-name="T919">e</text:span><text:span text:style-name="T920">.</text:span><text:span text:style-name="T921">event_type</text:span><text:span text:style-name="T922">,</text:span></text:p>
      <text:p text:style-name="P10"><text:span text:style-name="T922">   <text:s/></text:span><text:span text:style-name="T923">e</text:span><text:span text:style-name="T924">.</text:span><text:span text:style-name="T925">ip_address</text:span><text:span text:style-name="T926">,</text:span></text:p>
      <text:p text:style-name="P10"><text:span text:style-name="T926">   <text:s/></text:span><text:span text:style-name="T927">e</text:span><text:span text:style-name="T928">.</text:span><text:span text:style-name="T929">browser</text:span><text:span text:style-name="T930">,</text:span></text:p>
      <text:p text:style-name="P10"><text:span text:style-name="T930">   <text:s/></text:span><text:span text:style-name="T931">e</text:span><text:span text:style-name="T932">.</text:span><text:span text:style-name="T933">traffic_source</text:span><text:span text:style-name="T934">,</text:span></text:p>
      <text:p text:style-name="P10"><text:span text:style-name="T934">   <text:s/></text:span><text:span text:style-name="T935">u</text:span><text:span text:style-name="T936">.</text:span><text:span text:style-name="T937">latitude</text:span><text:span text:style-name="T938"><text:s/></text:span><text:span text:style-name="T939">AS</text:span><text:span text:style-name="T940"><text:s/></text:span><text:span text:style-name="T941">user_latitude</text:span><text:span text:style-name="T942">,</text:span></text:p>
      <text:p text:style-name="P10"><text:span text:style-name="T942">   <text:s/></text:span><text:span text:style-name="T943">u</text:span><text:span text:style-name="T944">.</text:span><text:span text:style-name="T945">longitude</text:span><text:span text:style-name="T946"><text:s/></text:span><text:span text:style-name="T947">AS</text:span><text:span text:style-name="T948"><text:s/></text:span><text:span text:style-name="T949">user_longitude</text:span><text:span text:style-name="T950">,</text:span></text:p>
      <text:p text:style-name="P10"><text:span text:style-name="T950">   <text:s/></text:span><text:span text:style-name="T951">u</text:span><text:span text:style-name="T952">.</text:span><text:span text:style-name="T953">city</text:span><text:span text:style-name="T954"><text:s/></text:span><text:span text:style-name="T955">AS</text:span><text:span text:style-name="T956"><text:s/></text:span><text:span text:style-name="T957">user_city</text:span><text:span text:style-name="T958">,</text:span></text:p>
      <text:p text:style-name="P10"><text:span text:style-name="T958">   <text:s/></text:span><text:span text:style-name="T959">u</text:span><text:span text:style-name="T960">.</text:span><text:span text:style-name="T961">country</text:span><text:span text:style-name="T962"><text:s/></text:span><text:span text:style-name="T963">AS</text:span><text:span text:style-name="T964"><text:s/></text:span><text:span text:style-name="T965">user_country</text:span><text:span text:style-name="T966">,</text:span></text:p>
      <text:p text:style-name="P10"><text:span text:style-name="T966">   <text:s/></text:span><text:span text:style-name="T967">COUNT</text:span><text:span text:style-name="T968">(*)</text:span><text:span text:style-name="T969"><text:s/></text:span><text:span text:style-name="T970">AS</text:span><text:span text:style-name="T971"><text:s/></text:span><text:span text:style-name="T972">event_count</text:span></text:p>
      <text:p text:style-name="P10"><text:span text:style-name="T973">FROM</text:span><text:span text:style-name="T974"><text:s/></text:span></text:p>
      <text:p text:style-name="P10"><text:span text:style-name="T974">   <text:s/></text:span><text:span text:style-name="T975">`bigquery-public-data.thelook_ecommerce.events`</text:span><text:span text:style-name="T976"><text:s/></text:span><text:span text:style-name="T977">AS</text:span><text:span text:style-name="T978"><text:s/></text:span><text:span text:style-name="T979">e</text:span></text:p>
      <text:p text:style-name="P10"><text:span text:style-name="T980">JOIN</text:span></text:p>
      <text:p text:style-name="P10"><text:span text:style-name="T981">   <text:s/></text:span><text:span text:style-name="T982">`bigquery-public-data.thelook_ecommerce.users`</text:span><text:span text:style-name="T983"><text:s/></text:span><text:span text:style-name="T984">AS</text:span><text:span text:style-name="T985"><text:s/></text:span><text:span text:style-name="T986">u</text:span><text:span text:style-name="T987"><text:s/></text:span><text:span text:style-name="T988">ON</text:span><text:span text:style-name="T989"><text:s/></text:span><text:span text:style-name="T990">e</text:span><text:span text:style-name="T991">.</text:span><text:span text:style-name="T992">user_id</text:span><text:span text:style-name="T993"><text:s/>=<text:s/></text:span><text:span text:style-name="T994">u</text:span><text:span text:style-name="T995">.</text:span><text:span text:style-name="T996">id</text:span></text:p>
      <text:p text:style-name="P10"><text:span text:style-name="T997">GROUP</text:span><text:span text:style-name="T998"><text:s/></text:span><text:span text:style-name="T999">BY</text:span><text:span text:style-name="T1000"><text:s/></text:span></text:p>
      <text:p text:style-name="P10"><text:span text:style-name="T1000">   <text:s/></text:span><text:span text:style-name="T1001">user_id</text:span><text:span text:style-name="T1002">,<text:s/></text:span><text:span text:style-name="T1003">gender</text:span><text:span text:style-name="T1004">,<text:s/></text:span><text:span text:style-name="T1005">age</text:span><text:span text:style-name="T1006">,<text:s/></text:span><text:span text:style-name="T1007">uri</text:span><text:span text:style-name="T1008">,<text:s/></text:span><text:span text:style-name="T1009">event_type</text:span><text:span text:style-name="T1010">,<text:s/></text:span><text:span text:style-name="T1011">ip_address</text:span><text:span text:style-name="T1012">,<text:s/></text:span><text:span text:style-name="T1013">browser</text:span><text:span text:style-name="T1014">,<text:s/></text:span><text:span text:style-name="T1015">traffic_source</text:span><text:span text:style-name="T1016">,<text:s/></text:span><text:span text:style-name="T1017">user_latitude</text:span><text:span text:style-name="T1018">,<text:s/></text:span><text:span text:style-name="T1019">user_longitude</text:span><text:span text:style-name="T1020">,<text:s/></text:span><text:span text:style-name="T1021">user_city</text:span><text:span text:style-name="T1022">,<text:s/></text:span><text:span text:style-name="T1023">user_country</text:span><text:span text:style-name="T1024">;</text:span></text:p>
      <text:p text:style-name="P10"><text:span text:style-name="T1025"/></text:p>
      <text:p text:style-name="P10"><text:span text:style-name="T102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